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d5c85"/>
    </style:style>
    <style:style style:name="P2" style:family="paragraph" style:parent-style-name="Standard">
      <style:text-properties fo:font-size="12pt" style:font-size-asian="12pt" style:font-size-complex="12pt"/>
    </style:style>
    <style:style style:name="P3" style:family="paragraph" style:parent-style-name="Standard">
      <style:text-properties officeooo:paragraph-rsid="000d872d"/>
    </style:style>
    <style:style style:name="P4" style:family="paragraph" style:parent-style-name="Standard">
      <style:text-properties fo:font-size="11pt" officeooo:paragraph-rsid="000d5c85" style:font-size-asian="11pt" style:font-size-complex="11pt"/>
    </style:style>
    <style:style style:name="P5" style:family="paragraph" style:parent-style-name="Standard">
      <style:text-properties officeooo:paragraph-rsid="001481f8"/>
    </style:style>
    <style:style style:name="P6" style:family="paragraph" style:parent-style-name="Standard">
      <style:text-properties officeooo:paragraph-rsid="001af361"/>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paragraph-properties fo:text-align="justify" style:justify-single-word="false"/>
      <style:text-properties officeooo:paragraph-rsid="0011b0e1"/>
    </style:style>
    <style:style style:name="P11" style:family="paragraph" style:parent-style-name="Text_20_body" style:list-style-name="L3">
      <style:paragraph-properties fo:text-align="justify" style:justify-single-word="false"/>
    </style:style>
    <style:style style:name="P12" style:family="paragraph" style:parent-style-name="Text_20_body" style:list-style-name="L4">
      <style:paragraph-properties fo:text-align="justify" style:justify-single-word="false"/>
    </style:style>
    <style:style style:name="P13" style:family="paragraph" style:parent-style-name="Text_20_body">
      <style:paragraph-properties fo:text-align="justify" style:justify-single-word="false"/>
      <style:text-properties officeooo:paragraph-rsid="001481f8"/>
    </style:style>
    <style:style style:name="P14" style:family="paragraph" style:parent-style-name="Text_20_body">
      <style:paragraph-properties fo:text-align="justify" style:justify-single-word="false"/>
      <style:text-properties officeooo:paragraph-rsid="0015fb6b"/>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7">
      <style:paragraph-properties fo:text-align="justify" style:justify-single-word="false"/>
      <style:text-properties officeooo:paragraph-rsid="00197394"/>
    </style:style>
    <style:style style:name="P18" style:family="paragraph" style:parent-style-name="Text_20_body">
      <style:paragraph-properties fo:text-align="justify" style:justify-single-word="false"/>
      <style:text-properties officeooo:paragraph-rsid="00197394"/>
    </style:style>
    <style:style style:name="P19" style:family="paragraph" style:parent-style-name="Text_20_body">
      <style:text-properties officeooo:paragraph-rsid="000d5c85"/>
    </style:style>
    <style:style style:name="P20" style:family="paragraph" style:parent-style-name="Text_20_body">
      <style:paragraph-properties fo:text-align="justify" style:justify-single-word="false"/>
      <style:text-properties fo:language="zxx" fo:country="none"/>
    </style:style>
    <style:style style:name="P21" style:family="paragraph" style:parent-style-name="Text_20_body">
      <style:text-properties fo:language="zxx" fo:country="none" officeooo:paragraph-rsid="000d5c85"/>
    </style:style>
    <style:style style:name="P22" style:family="paragraph" style:parent-style-name="Text_20_body">
      <style:text-properties officeooo:paragraph-rsid="000eb0d8"/>
    </style:style>
    <style:style style:name="P23" style:family="paragraph" style:parent-style-name="Text_20_body">
      <style:text-properties fo:font-size="14pt" officeooo:paragraph-rsid="000d5c85" style:font-size-asian="14pt" style:font-size-complex="14pt"/>
    </style:style>
    <style:style style:name="P24" style:family="paragraph" style:parent-style-name="Text_20_body">
      <style:text-properties officeooo:paragraph-rsid="001481f8"/>
    </style:style>
    <style:style style:name="P25" style:family="paragraph" style:parent-style-name="Text_20_body">
      <style:paragraph-properties fo:text-align="start" style:justify-single-word="false"/>
      <style:text-properties officeooo:paragraph-rsid="001481f8"/>
    </style:style>
    <style:style style:name="P26" style:family="paragraph" style:parent-style-name="Text_20_body">
      <style:text-properties fo:font-size="11pt" officeooo:paragraph-rsid="000d5c85" style:font-size-asian="11pt" style:font-size-complex="11pt"/>
    </style:style>
    <style:style style:name="P27" style:family="paragraph" style:parent-style-name="Text_20_body" style:list-style-name="L1">
      <style:paragraph-properties fo:margin-top="0cm" fo:margin-bottom="0cm" loext:contextual-spacing="false" fo:text-align="justify" style:justify-single-word="false"/>
    </style:style>
    <style:style style:name="P28" style:family="paragraph" style:parent-style-name="Text_20_body" style:list-style-name="L2">
      <style:paragraph-properties fo:margin-top="0cm" fo:margin-bottom="0cm" loext:contextual-spacing="false" fo:text-align="justify" style:justify-single-word="false"/>
    </style:style>
    <style:style style:name="P29" style:family="paragraph" style:parent-style-name="Text_20_body" style:list-style-name="L3">
      <style:paragraph-properties fo:margin-top="0cm" fo:margin-bottom="0cm" loext:contextual-spacing="false" fo:text-align="justify" style:justify-single-word="false"/>
    </style:style>
    <style:style style:name="P30" style:family="paragraph" style:parent-style-name="Text_20_body" style:list-style-name="L4">
      <style:paragraph-properties fo:margin-top="0cm" fo:margin-bottom="0cm" loext:contextual-spacing="false" fo:text-align="justify" style:justify-single-word="false"/>
    </style:style>
    <style:style style:name="P31" style:family="paragraph" style:parent-style-name="Text_20_body" style:list-style-name="L5">
      <style:paragraph-properties fo:margin-top="0cm" fo:margin-bottom="0cm" loext:contextual-spacing="false" fo:text-align="justify" style:justify-single-word="false"/>
    </style:style>
    <style:style style:name="P32" style:family="paragraph" style:parent-style-name="Text_20_body" style:list-style-name="L6">
      <style:paragraph-properties fo:margin-top="0cm" fo:margin-bottom="0cm" loext:contextual-spacing="false" fo:text-align="justify" style:justify-single-word="false"/>
    </style:style>
    <style:style style:name="P33" style:family="paragraph" style:parent-style-name="Text_20_body" style:list-style-name="L7">
      <style:paragraph-properties fo:margin-top="0cm" fo:margin-bottom="0cm" loext:contextual-spacing="false" fo:text-align="justify" style:justify-single-word="false"/>
    </style:style>
    <style:style style:name="P34" style:family="paragraph" style:parent-style-name="Text_20_body">
      <style:paragraph-properties fo:margin-top="0cm" fo:margin-bottom="0cm" loext:contextual-spacing="false" fo:line-height="100%" fo:text-align="justify" style:justify-single-word="false"/>
    </style:style>
    <style:style style:name="P35" style:family="paragraph" style:parent-style-name="Text_20_body">
      <style:paragraph-properties fo:margin-top="0cm" fo:margin-bottom="0cm" loext:contextual-spacing="false" fo:line-height="100%" fo:text-align="justify" style:justify-single-word="false"/>
      <style:text-properties officeooo:paragraph-rsid="0011b0e1"/>
    </style:style>
    <style:style style:name="P36" style:family="paragraph" style:parent-style-name="Text_20_body">
      <style:paragraph-properties fo:margin-top="0cm" fo:margin-bottom="0cm" loext:contextual-spacing="false" fo:line-height="100%" fo:text-align="justify" style:justify-single-word="false"/>
      <style:text-properties style:font-name="Courier 10 Pitch" fo:font-size="11pt" officeooo:paragraph-rsid="001251b7" style:font-size-asian="11pt" style:font-size-complex="11pt"/>
    </style:style>
    <style:style style:name="P37" style:family="paragraph" style:parent-style-name="Text_20_body">
      <style:paragraph-properties fo:margin-top="0cm" fo:margin-bottom="0cm" loext:contextual-spacing="false" fo:line-height="100%" fo:text-align="justify" style:justify-single-word="false"/>
      <style:text-properties style:font-name="Courier 10 Pitch" fo:font-size="11pt" officeooo:paragraph-rsid="0011b0e1" style:font-size-asian="11pt" style:font-size-complex="11pt"/>
    </style:style>
    <style:style style:name="P38" style:family="paragraph" style:parent-style-name="Text_20_body">
      <style:paragraph-properties fo:margin-top="0cm" fo:margin-bottom="0cm" loext:contextual-spacing="false" fo:line-height="100%" fo:text-align="justify" style:justify-single-word="false"/>
      <style:text-properties style:font-name="Courier 10 Pitch" fo:font-size="11pt" officeooo:rsid="001251b7" officeooo:paragraph-rsid="001251b7" style:font-size-asian="11pt" style:font-size-complex="11pt"/>
    </style:style>
    <style:style style:name="P39" style:family="paragraph" style:parent-style-name="Text_20_body">
      <style:paragraph-properties fo:text-align="justify" style:justify-single-word="false" fo:padding="0cm" fo:border="none"/>
    </style:style>
    <style:style style:name="P40" style:family="paragraph" style:parent-style-name="Heading_20_2">
      <style:text-properties fo:language="zxx" fo:country="none"/>
    </style:style>
    <style:style style:name="P41" style:family="paragraph" style:parent-style-name="Heading_20_2">
      <style:text-properties fo:language="zxx" fo:country="none" officeooo:paragraph-rsid="000d5c85"/>
    </style:style>
    <style:style style:name="P42" style:family="paragraph" style:parent-style-name="Heading_20_2">
      <style:paragraph-properties fo:text-align="justify" style:justify-single-word="false"/>
    </style:style>
    <style:style style:name="P43" style:family="paragraph" style:parent-style-name="Heading_20_2">
      <style:paragraph-properties fo:text-align="justify" style:justify-single-word="false"/>
      <style:text-properties officeooo:paragraph-rsid="00197394"/>
    </style:style>
    <style:style style:name="P44" style:family="paragraph" style:parent-style-name="Heading_20_2">
      <style:text-properties fo:font-size="14pt" officeooo:paragraph-rsid="000d5c85" style:font-size-asian="14pt" style:font-size-complex="14pt"/>
    </style:style>
    <style:style style:name="P45" style:family="paragraph" style:parent-style-name="Heading_20_2">
      <style:text-properties fo:font-size="11pt" officeooo:paragraph-rsid="000d5c85" style:font-size-asian="11pt" style:font-size-complex="11pt"/>
    </style:style>
    <style:style style:name="P46" style:family="paragraph" style:parent-style-name="Heading_20_1">
      <style:text-properties fo:language="zxx" fo:country="none" officeooo:paragraph-rsid="000d5c85"/>
    </style:style>
    <style:style style:name="P47" style:family="paragraph" style:parent-style-name="Heading_20_1">
      <style:paragraph-properties fo:text-align="justify" style:justify-single-word="false"/>
    </style:style>
    <style:style style:name="P48" style:family="paragraph" style:parent-style-name="Heading_20_1">
      <style:text-properties fo:font-size="11pt" officeooo:paragraph-rsid="000d5c85" style:font-size-asian="11pt" style:font-size-complex="11pt"/>
    </style:style>
    <style:style style:name="P49" style:family="paragraph" style:parent-style-name="Heading_20_1">
      <style:text-properties fo:font-size="14pt" officeooo:paragraph-rsid="000d5c85" style:font-size-asian="14pt" style:font-size-complex="14pt"/>
    </style:style>
    <style:style style:name="P50" style:family="paragraph" style:parent-style-name="Heading_20_1">
      <style:text-properties officeooo:paragraph-rsid="00197394"/>
    </style:style>
    <style:style style:name="P51" style:family="paragraph" style:parent-style-name="Heading_20_1">
      <style:text-properties fo:font-size="15pt" officeooo:paragraph-rsid="00197394" style:font-size-asian="15pt" style:font-size-complex="15pt"/>
    </style:style>
    <style:style style:name="P52" style:family="paragraph" style:parent-style-name="Heading_20_1">
      <style:text-properties officeooo:paragraph-rsid="001af361"/>
    </style:style>
    <style:style style:name="P53" style:family="paragraph" style:parent-style-name="Heading_20_3">
      <style:paragraph-properties fo:text-align="justify" style:justify-single-word="false"/>
    </style:style>
    <style:style style:name="P54" style:family="paragraph" style:parent-style-name="Heading_20_3">
      <style:paragraph-properties fo:text-align="justify" style:justify-single-word="false"/>
      <style:text-properties officeooo:paragraph-rsid="0011b0e1"/>
    </style:style>
    <style:style style:name="P55" style:family="paragraph" style:parent-style-name="Heading_20_3">
      <style:text-properties fo:font-size="11pt" officeooo:paragraph-rsid="000d5c85" style:font-size-asian="11pt" style:font-size-complex="11pt"/>
    </style:style>
    <style:style style:name="P56" style:family="paragraph" style:parent-style-name="Heading_20_3">
      <style:text-properties fo:font-size="14pt" officeooo:paragraph-rsid="000d5c85" style:font-size-asian="14pt" style:font-size-complex="14pt"/>
    </style:style>
    <style:style style:name="T1" style:family="text">
      <style:text-properties fo:language="zxx" fo:country="none"/>
    </style:style>
    <style:style style:name="T2" style:family="text">
      <style:text-properties fo:font-size="14pt" style:font-size-asian="14pt" style:font-size-complex="14pt"/>
    </style:style>
    <style:style style:name="T3" style:family="text">
      <style:text-properties fo:font-size="14pt" fo:language="zxx" fo:country="none" style:font-size-asian="14pt" style:font-size-complex="14pt"/>
    </style:style>
    <style:style style:name="T4" style:family="text">
      <style:text-properties officeooo:rsid="000d872d"/>
    </style:style>
    <style:style style:name="T5" style:family="text">
      <style:text-properties officeooo:rsid="000eb0d8"/>
    </style:style>
    <style:style style:name="T6" style:family="text">
      <style:text-properties fo:color="#0000ff"/>
    </style:style>
    <style:style style:name="T7" style:family="text">
      <style:text-properties fo:font-size="11.25pt"/>
    </style:style>
    <style:style style:name="T8" style:family="text">
      <style:text-properties officeooo:rsid="000fab5b"/>
    </style:style>
    <style:style style:name="T9" style:family="text">
      <style:text-properties officeooo:rsid="0011b0e1"/>
    </style:style>
    <style:style style:name="T10" style:family="text">
      <style:text-properties style:font-name="Courier 10 Pitch"/>
    </style:style>
    <style:style style:name="T11" style:family="text">
      <style:text-properties style:font-name="Courier 10 Pitch" fo:font-size="11pt" style:font-size-asian="11pt" style:font-size-complex="11pt"/>
    </style:style>
    <style:style style:name="T12" style:family="text">
      <style:text-properties style:font-name="Courier 10 Pitch" fo:font-size="11pt" officeooo:rsid="0014530c" style:font-size-asian="11pt" style:font-size-complex="11pt"/>
    </style:style>
    <style:style style:name="T13" style:family="text">
      <style:text-properties officeooo:rsid="001251b7"/>
    </style:style>
    <style:style style:name="T14" style:family="text">
      <style:text-properties fo:font-size="11pt" style:font-size-asian="11pt" style:font-size-complex="11pt"/>
    </style:style>
    <style:style style:name="T15" style:family="text">
      <style:text-properties fo:font-style="italic"/>
    </style:style>
    <style:style style:name="T16" style:family="text">
      <style:text-properties officeooo:rsid="0014ce88"/>
    </style:style>
    <style:style style:name="T17" style:family="text">
      <style:text-properties officeooo:rsid="001af361"/>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cm" svg:y="0cm" svg:width="14.684cm" svg:height="3.678cm" draw:z-index="0">
        <draw:floating-frame draw:frame-name="aswift_3"/>
      </draw:frame>
      <text:h text:style-name="P40" text:outline-level="2"><text:bookmark text:name="Statically_allocating"/>Statically allocating</text:h>
      <text:p text:style-name="P2">If you want to set the particular major number to your driver, you can use this method. This method will allocate that major number if it is available. Otherwise it won’t.</text:p>
      <text:p text:style-name="P2"/>
      <text:p text:style-name="Standard"><text:span text:style-name="Emphasis"><text:span text:style-name="Source_20_Text">int register_chrdev_region(dev_t first, unsigned int count, char *name);</text:span></text:span></text:p>
      <text:p text:style-name="Standard"><text:span text:style-name="Source_20_Text"/></text:p>
      <text:p text:style-name="Standard"><text:span text:style-name="Source_20_Text">Here, </text:span><text:span text:style-name="Source_20_Text"><text:span text:style-name="Emphasis">first</text:span></text:span><text:span text:style-name="Source_20_Text"> is the beginning device number of the range you would like to allocate.</text:span></text:p>
      <text:p text:style-name="Standard"><text:span text:style-name="Source_20_Text"/></text:p>
      <text:p text:style-name="P1"><text:span text:style-name="Source_20_Text"><text:span text:style-name="Emphasis">Count </text:span></text:span><text:span text:style-name="Source_20_Text">is the total number of contiguous device numbers you are requesting. Note that, if count is large, the range you request could spill over to the next major number; but everything will still work properly as long as the number range you request is available.</text:span></text:p>
      <text:p text:style-name="P1"><text:span text:style-name="Source_20_Text"/></text:p>
      <text:p text:style-name="P1"><text:span text:style-name="Source_20_Text"><text:span text:style-name="Emphasis">name</text:span></text:span><text:span text:style-name="Source_20_Text"> is the name of the device that should be associated with this number range; it will appear in /proc/devices and sysfs.</text:span></text:p>
      <text:p text:style-name="P1"><text:span text:style-name="Source_20_Text"/></text:p>
      <text:p text:style-name="P1"><text:span text:style-name="Source_20_Text"/></text:p>
      <text:p text:style-name="P19"><text:span text:style-name="Source_20_Text"><text:span text:style-name="T1">The return value from </text:span></text:span><text:span text:style-name="Source_20_Text"><text:span text:style-name="Emphasis"><text:span text:style-name="T1">register_chrdev_region</text:span></text:span></text:span><text:span text:style-name="Source_20_Text"><text:span text:style-name="T1"> will be 0 if the allocation was successfully performed. In case of error, a negative error code will be returned, and you will not have access to the requested region.</text:span></text:span></text:p>
      <text:p text:style-name="P1"><text:span text:style-name="Source_20_Text"/></text:p>
      <text:p text:style-name="P19"><text:span text:style-name="Source_20_Text"><text:span text:style-name="T1">The dev_t type (defined in </text:span></text:span><text:span text:style-name="Source_20_Text"><text:span text:style-name="Emphasis"><text:span text:style-name="T1">&lt;linux/types.h&gt;</text:span></text:span></text:span><text:span text:style-name="Source_20_Text"><text:span text:style-name="T1">) is used to hold device numbers—both the major and minor parts.</text:span></text:span><text:span text:style-name="Source_20_Text"><text:span text:style-name="Emphasis"><text:span text:style-name="T1"> dev_t</text:span></text:span></text:span><text:span text:style-name="Source_20_Text"><text:span text:style-name="T1"> is a 32-bit quantity with 12 bits set aside for the major number and 20 for the minor number.</text:span></text:span></text:p>
      <text:p text:style-name="P7"><text:span text:style-name="T3">If you want to create the </text:span><text:span text:style-name="Source_20_Text"><text:span text:style-name="Emphasis"><text:span text:style-name="T3">dev_t</text:span></text:span></text:span><text:span text:style-name="T3"> structure variable for your major and minor number, please use below function.</text:span></text:p>
      <text:p text:style-name="P19"><text:span text:style-name="Source_20_Text"><text:span text:style-name="Emphasis"><text:span text:style-name="T1">MKDEV(int major, int minor);</text:span></text:span></text:span></text:p>
      <text:p text:style-name="P20">If you want to get your major number and minor number from dev_t, use below method.</text:p>
      <text:p text:style-name="P7"><text:span text:style-name="Source_20_Text"><text:span text:style-name="Emphasis"><text:span text:style-name="T1">MAJOR(dev_t dev);</text:span></text:span></text:span></text:p>
      <text:p text:style-name="P7"><text:span text:style-name="Source_20_Text"><text:span text:style-name="Emphasis"><text:span text:style-name="T1">MINOR(dev_t dev);</text:span></text:span></text:span></text:p>
      <text:p text:style-name="P20">If you pass the dev_t structure to this MAJOR or MONOR fuction, it will return that major/minor number of your driver.</text:p>
      <text:p text:style-name="P1">dev_t dev = MKDEV(235, 0);</text:p>
      <text:p text:style-name="P1">register_chrdev_region(dev, 1, "Embetronicx_Dev");</text:p>
      <text:p text:style-name="P1"/>
      <text:p text:style-name="P1"/>
      <text:h text:style-name="P41" text:outline-level="2"><text:bookmark text:name="Dynamically_Allocating"/><text:soft-page-break/>Dynamically Allocating</text:h>
      <text:p text:style-name="P21">If we dont want fixed major and minor number please use this method. This method will allocate the major number dynamically to your driver which is available.</text:p>
      <text:p text:style-name="P7"><text:span text:style-name="Source_20_Text"><text:span text:style-name="Emphasis"><text:span text:style-name="T1">int alloc_chrdev_region(dev_t *dev, unsigned int firstminor, unsigned int count, char *name);</text:span></text:span></text:span></text:p>
      <text:p text:style-name="P7"><text:span text:style-name="Source_20_Text"><text:span text:style-name="Emphasis"><text:span text:style-name="T1">dev</text:span></text:span></text:span><text:span text:style-name="Source_20_Text"><text:span text:style-name="T1"> </text:span></text:span><text:span text:style-name="T1">is an output-only parameter that will, on successful completion, hold the first number in your allocated range.</text:span></text:p>
      <text:p text:style-name="P7"><text:span text:style-name="Source_20_Text"><text:span text:style-name="Emphasis"><text:span text:style-name="T1">firstminor </text:span></text:span></text:span><text:span text:style-name="T1">should be the requested first minor number to use; it is usually 0.</text:span></text:p>
      <text:p text:style-name="P7"><text:span text:style-name="Source_20_Text"><text:span text:style-name="Emphasis"><text:span text:style-name="T1">count</text:span></text:span></text:span><text:span text:style-name="Source_20_Text"><text:span text:style-name="T1"> </text:span></text:span><text:span text:style-name="T1">is the total number of contiguous device numbers you are requesting.</text:span></text:p>
      <text:p text:style-name="P7"><text:span text:style-name="Source_20_Text"><text:span text:style-name="Emphasis"><text:span text:style-name="T1">name</text:span></text:span></text:span><text:span text:style-name="Source_20_Text"><text:span text:style-name="T1"> </text:span></text:span><text:span text:style-name="T1">is the name of the device that should be associated with this number range; it will appear in </text:span><text:span text:style-name="Source_20_Text"><text:span text:style-name="Emphasis"><text:span text:style-name="T1">/proc/devices</text:span></text:span></text:span><text:span text:style-name="T1"> and </text:span><text:span text:style-name="Source_20_Text"><text:span text:style-name="Emphasis"><text:span text:style-name="T1">sysfs</text:span></text:span></text:span><text:span text:style-name="T1">.</text:span></text:p>
      <text:h text:style-name="P46" text:outline-level="1"><text:bookmark text:name="Unregister_the_Major_and_Minor_Number"/>Unregister the Major and Minor Number</text:h>
      <text:p text:style-name="P20">Regardless of how you allocate your device numbers, you should free them when they are no longer in use. Device numbers are freed with:</text:p>
      <text:p text:style-name="P7"><text:span text:style-name="Source_20_Text"><text:span text:style-name="Emphasis"><text:span text:style-name="T1">void unregister_chrdev_region(dev_t first, unsigned int count);</text:span></text:span></text:span></text:p>
      <text:p text:style-name="P7"><text:span text:style-name="T1">The usual place to call </text:span><text:span text:style-name="Emphasis"><text:span text:style-name="Source_20_Text"><text:span text:style-name="T1">unregister_chrdev_region</text:span></text:span></text:span><text:span text:style-name="T1"> would be in your module’s cleanup function (Exit Function).</text:span></text:p>
      <text:h text:style-name="P46" text:outline-level="1"><text:bookmark text:name="Program_for_Statically_Allocating_Major_Number"/>Program for Statically Allocating Major Number</text:h>
      <text:p text:style-name="P1">#include&lt;linux/kernel.h&gt;</text:p>
      <text:section text:style-name="Sect1" text:name="crayon-5ab1f1d45f588977492262-2">
        <text:p text:style-name="Standard">#include&lt;linux/init.h&gt;</text:p>
      </text:section>
      <text:section text:style-name="Sect1" text:name="crayon-5ab1f1d45f588977492262-3">
        <text:p text:style-name="Standard">#include&lt;linux/module.h&gt;</text:p>
      </text:section>
      <text:section text:style-name="Sect1" text:name="crayon-5ab1f1d45f588977492262-4">
        <text:p text:style-name="Standard">#include &lt;linux/fs.h&gt;</text:p>
      </text:section>
      <text:section text:style-name="Sect1" text:name="crayon-5ab1f1d45f588977492262-5">
        <text:p text:style-name="Standard"> </text:p>
      </text:section>
      <text:section text:style-name="Sect1" text:name="crayon-5ab1f1d45f588977492262-6">
        <text:p text:style-name="Standard">dev_t dev = MKDEV(235, 0);</text:p>
      </text:section>
      <text:section text:style-name="Sect1" text:name="crayon-5ab1f1d45f588977492262-7">
        <text:p text:style-name="Standard">static int __init hello_world_init(void)</text:p>
      </text:section>
      <text:section text:style-name="Sect1" text:name="crayon-5ab1f1d45f588977492262-8">
        <text:p text:style-name="Standard">{</text:p>
      </text:section>
      <text:section text:style-name="Sect1" text:name="crayon-5ab1f1d45f588977492262-9">
        <text:p text:style-name="Standard">    register_chrdev_region(dev, 1, "Embetronicx_Dev");</text:p>
      </text:section>
      <text:section text:style-name="Sect1" text:name="crayon-5ab1f1d45f588977492262-10">
        <text:p text:style-name="Standard">    printk(KERN_INFO "Major = %d Minor = %d \n",MAJOR(dev), MINOR(dev));</text:p>
      </text:section>
      <text:section text:style-name="Sect1" text:name="crayon-5ab1f1d45f588977492262-11">
        <text:p text:style-name="Standard">    printk(KERN_INFO "Kernel Module Inserted Successfully...\n");</text:p>
      </text:section>
      <text:section text:style-name="Sect1" text:name="crayon-5ab1f1d45f588977492262-12">
        <text:p text:style-name="Standard">    return 0;</text:p>
      </text:section>
      <text:section text:style-name="Sect1" text:name="crayon-5ab1f1d45f588977492262-13">
        <text:p text:style-name="Standard">}</text:p>
      </text:section>
      <text:section text:style-name="Sect1" text:name="crayon-5ab1f1d45f588977492262-14">
        <text:p text:style-name="Standard"> </text:p>
      </text:section>
      <text:section text:style-name="Sect1" text:name="crayon-5ab1f1d45f588977492262-15">
        <text:p text:style-name="Standard">void __exit hello_world_exit(void)</text:p>
      </text:section>
      <text:section text:style-name="Sect1" text:name="crayon-5ab1f1d45f588977492262-16">
        <text:p text:style-name="Standard">{</text:p>
      </text:section>
      <text:section text:style-name="Sect1" text:name="crayon-5ab1f1d45f588977492262-17">
        <text:p text:style-name="Standard">    unregister_chrdev_region(dev, 1);</text:p>
      </text:section>
      <text:section text:style-name="Sect1" text:name="crayon-5ab1f1d45f588977492262-18">
        <text:p text:style-name="Standard">    printk(KERN_INFO "Kernel Module Removed Successfully...\n");</text:p>
      </text:section>
      <text:section text:style-name="Sect1" text:name="crayon-5ab1f1d45f588977492262-19">
        <text:p text:style-name="Standard">}</text:p>
      </text:section>
      <text:section text:style-name="Sect1" text:name="crayon-5ab1f1d45f588977492262-20">
        <text:p text:style-name="Standard"><text:soft-page-break/> </text:p>
      </text:section>
      <text:section text:style-name="Sect1" text:name="crayon-5ab1f1d45f588977492262-21">
        <text:p text:style-name="Standard">module_init(hello_world_init);</text:p>
      </text:section>
      <text:section text:style-name="Sect1" text:name="crayon-5ab1f1d45f588977492262-22">
        <text:p text:style-name="Standard">module_exit(hello_world_exit);</text:p>
      </text:section>
      <text:section text:style-name="Sect1" text:name="crayon-5ab1f1d45f588977492262-23">
        <text:p text:style-name="Standard"> </text:p>
      </text:section>
      <text:section text:style-name="Sect1" text:name="crayon-5ab1f1d45f588977492262-24">
        <text:p text:style-name="P3">MODULE_LICENSE("GPL");</text:p>
        <text:p text:style-name="P3">MODULE_AUTHOR("EmbeTronicX &lt;embetronicx@gmail.com or <text:a xlink:type="simple" xlink:href="mailto:admin@embetronicx.com" text:style-name="Internet_20_link" text:visited-style-name="Visited_20_Internet_20_Link">admin@embetronicx.com</text:a>&gt;");</text:p>
      </text:section>
      <text:section text:style-name="Sect1" text:name="crayon-5ab1f1d45f588977492262-25">
        <text:p text:style-name="P3">MODULE_DESCRIPTION("A simple hello world driver");</text:p>
        <text:p text:style-name="P3">MODULE_VERSION("1.0");</text:p>
        <text:p text:style-name="P3"><text:span text:style-name="T4">}</text:span></text:p>
      </text:section>
      <text:h text:style-name="P46" text:outline-level="1"><text:bookmark text:name="Program_for_Dynamically_Allocating_Major_Number"/>Program for Dynamically Allocating Major Number</text:h>
      <text:p text:style-name="P1">#include&lt;linux/kernel.h&gt;</text:p>
      <text:section text:style-name="Sect1" text:name="crayon-5ab1f1d45f58d188051839-2">
        <text:p text:style-name="Standard">#include&lt;linux/init.h&gt;</text:p>
      </text:section>
      <text:section text:style-name="Sect1" text:name="crayon-5ab1f1d45f58d188051839-3">
        <text:p text:style-name="Standard">#include&lt;linux/module.h&gt;</text:p>
      </text:section>
      <text:section text:style-name="Sect1" text:name="crayon-5ab1f1d45f58d188051839-4">
        <text:p text:style-name="Standard">#include &lt;linux/kdev_t.h&gt;</text:p>
      </text:section>
      <text:section text:style-name="Sect1" text:name="crayon-5ab1f1d45f58d188051839-5">
        <text:p text:style-name="Standard">#include &lt;linux/fs.h&gt;</text:p>
      </text:section>
      <text:section text:style-name="Sect1" text:name="crayon-5ab1f1d45f58d188051839-6">
        <text:p text:style-name="Standard"> </text:p>
      </text:section>
      <text:section text:style-name="Sect1" text:name="crayon-5ab1f1d45f58d188051839-7">
        <text:p text:style-name="Standard">dev_t dev = 0;</text:p>
      </text:section>
      <text:section text:style-name="Sect1" text:name="crayon-5ab1f1d45f58d188051839-8">
        <text:p text:style-name="Standard"> </text:p>
      </text:section>
      <text:section text:style-name="Sect1" text:name="crayon-5ab1f1d45f58d188051839-9">
        <text:p text:style-name="Standard">static int __init hello_world_init(void)</text:p>
      </text:section>
      <text:section text:style-name="Sect1" text:name="crayon-5ab1f1d45f58d188051839-10">
        <text:p text:style-name="Standard">{</text:p>
      </text:section>
      <text:section text:style-name="Sect1" text:name="crayon-5ab1f1d45f58d188051839-11">
        <text:p text:style-name="Standard">        /*Allocating Major number*/</text:p>
      </text:section>
      <text:section text:style-name="Sect1" text:name="crayon-5ab1f1d45f58d188051839-12">
        <text:p text:style-name="Standard">        if((alloc_chrdev_region(&amp;dev, 0, 1, "Embetronicx_Dev")) &lt;0){</text:p>
      </text:section>
      <text:section text:style-name="Sect1" text:name="crayon-5ab1f1d45f58d188051839-13">
        <text:p text:style-name="Standard">                printk(KERN_INFO "Cannot allocate major number for device 1\n");</text:p>
      </text:section>
      <text:section text:style-name="Sect1" text:name="crayon-5ab1f1d45f58d188051839-14">
        <text:p text:style-name="Standard">                return -1;</text:p>
      </text:section>
      <text:section text:style-name="Sect1" text:name="crayon-5ab1f1d45f58d188051839-15">
        <text:p text:style-name="Standard">        }</text:p>
      </text:section>
      <text:section text:style-name="Sect1" text:name="crayon-5ab1f1d45f58d188051839-16">
        <text:p text:style-name="Standard">        printk(KERN_INFO "Major = %d Minor = %d \n",MAJOR(dev), MINOR(dev));</text:p>
      </text:section>
      <text:section text:style-name="Sect1" text:name="crayon-5ab1f1d45f58d188051839-17">
        <text:p text:style-name="Standard">        printk(KERN_INFO "Kernel Module Inserted Successfully...\n");</text:p>
      </text:section>
      <text:section text:style-name="Sect1" text:name="crayon-5ab1f1d45f58d188051839-18">
        <text:p text:style-name="Standard">return 0;</text:p>
      </text:section>
      <text:section text:style-name="Sect1" text:name="crayon-5ab1f1d45f58d188051839-19">
        <text:p text:style-name="Standard">}</text:p>
      </text:section>
      <text:section text:style-name="Sect1" text:name="crayon-5ab1f1d45f58d188051839-20">
        <text:p text:style-name="Standard"> </text:p>
      </text:section>
      <text:section text:style-name="Sect1" text:name="crayon-5ab1f1d45f58d188051839-21">
        <text:p text:style-name="Standard">void __exit hello_world_exit(void)</text:p>
      </text:section>
      <text:section text:style-name="Sect1" text:name="crayon-5ab1f1d45f58d188051839-22">
        <text:p text:style-name="Standard">{</text:p>
      </text:section>
      <text:section text:style-name="Sect1" text:name="crayon-5ab1f1d45f58d188051839-23">
        <text:p text:style-name="Standard">        unregister_chrdev_region(dev, 1);</text:p>
      </text:section>
      <text:section text:style-name="Sect1" text:name="crayon-5ab1f1d45f58d188051839-24">
        <text:p text:style-name="Standard">printk(KERN_INFO "Kernel Module Removed Successfully...\n");</text:p>
      </text:section>
      <text:section text:style-name="Sect1" text:name="crayon-5ab1f1d45f58d188051839-25">
        <text:p text:style-name="Standard">}</text:p>
      </text:section>
      <text:section text:style-name="Sect1" text:name="crayon-5ab1f1d45f58d188051839-26">
        <text:p text:style-name="Standard"> </text:p>
      </text:section>
      <text:section text:style-name="Sect1" text:name="crayon-5ab1f1d45f58d188051839-27">
        <text:p text:style-name="Standard">module_init(hello_world_init);</text:p>
      </text:section>
      <text:section text:style-name="Sect1" text:name="crayon-5ab1f1d45f58d188051839-28">
        <text:p text:style-name="Standard">module_exit(hello_world_exit);</text:p>
      </text:section>
      <text:section text:style-name="Sect1" text:name="crayon-5ab1f1d45f58d188051839-29">
        <text:p text:style-name="Standard"> </text:p>
      </text:section>
      <text:section text:style-name="Sect1" text:name="crayon-5ab1f1d45f58d188051839-30">
        <text:p text:style-name="Standard">MODULE_LICENSE("GPL");</text:p>
      </text:section>
      <text:section text:style-name="Sect1" text:name="crayon-5ab1f1d45f58d188051839-31">
        <text:p text:style-name="Standard">MODULE_AUTHOR("EmbeTronicX &lt;embetronicx@gmail.com or admin@embetronicx.com&gt;");</text:p>
      </text:section>
      <text:section text:style-name="Sect1" text:name="crayon-5ab1f1d45f58d188051839-32">
        <text:p text:style-name="Standard">MODULE_DESCRIPTION("A simple hello world driver");</text:p>
      </text:section>
      <text:section text:style-name="Sect1" text:name="crayon-5ab1f1d45f58d188051839-33">
        <text:p text:style-name="Standard">MODULE_VERSION("1.1");</text:p>
      </text:section>
      <text:p text:style-name="P1"/>
      <text:p text:style-name="P19">This function allocates major number of 24<text:span text:style-name="T5">7 </text:span>for this driver.</text:p>
      <text:p text:style-name="Text_20_body">Before unloading the driver just check the files in <text:span text:style-name="Source_20_Text">/dev</text:span> directory using <text:span text:style-name="Source_20_Text">ls /dev/</text:span>. You wont find our driver file. Because we haven’t created yet. In our next tutorial we will see that device file.</text:p>
      <text:h text:style-name="Heading_20_1" text:outline-level="1"><text:bookmark text:name="Device_File_Creation_for_Character_Drivers"/><text:soft-page-break/>Device File Creation for Character Drivers</text:h>
      <text:p text:style-name="P7">In our Last <text:a xlink:type="simple" xlink:href="http://www.embetronicx.com/tutorials/linux/device-drivers/character-device-driver-major-number-and-minor-number/" text:style-name="Internet_20_link" text:visited-style-name="Visited_20_Internet_20_Link">tutorial</text:a> we have seen how to assign major and minor number. But if you see there it will create major and minor number. But i wont create any device files in <text:span text:style-name="Source_20_Text">/dev/</text:span> directory. Device file is important to communicate to hardware. Let’s start our tutorial.</text:p>
      <text:h text:style-name="Heading_20_1" text:outline-level="1"><text:bookmark text:name="Device_Files"/>Device Files</text:h>
      <text:p text:style-name="P22">Device file allows transparent communication between user space applications and hardware.</text:p>
      <text:p text:style-name="P22">They are not normal “files”, but look like files from the program’s point of view: you can read from them, write to them, <text:span text:style-name="Emphasis">mmap()</text:span> onto them, and so forth. When you access such a device “file,” the kernel recognizes the I/O request and passes it a device driver, which performs some operation, such as reading data from a serial port, or sending data to a hardware.</text:p>
      <text:p text:style-name="P22">Device files (although inappropriately named, we will continue to use this term) provide a convenient way to access system resources without requiring the applications programmer to know how the underlying device works. Under Linux, as with most Unix systems, device drivers themselves are part of the kernel.</text:p>
      <text:p text:style-name="P7">All device files are stored in <text:span text:style-name="Source_20_Text">/dev</text:span> directory. Use ls command to browse the directory:</text:p>
      <text:p text:style-name="P7"><text:span text:style-name="Source_20_Text">ls -l /dev/</text:span></text:p>
      <text:p text:style-name="P7">Each device on the system should have a corresponding entry in <text:span text:style-name="Source_20_Text"><text:span text:style-name="Emphasis">/dev</text:span></text:span>. For example, <text:span text:style-name="Emphasis"><text:span text:style-name="Source_20_Text">/dev/ttyS0</text:span></text:span><text:span text:style-name="Emphasis"> </text:span>corresponds to the first serial port, known as COM1 under MS-DOS; <text:span text:style-name="Source_20_Text"><text:span text:style-name="Emphasis">/dev/hda2</text:span></text:span> corresponds to the second partition on the first IDE drive. In fact, there should be entries in<text:span text:style-name="Source_20_Text"> </text:span><text:span text:style-name="Source_20_Text"><text:span text:style-name="Emphasis">/dev</text:span></text:span> for devices you do not have. The device files are generally created during system installation and include every possible device driver. They don’t necessarily correspond to the actual hardware on your system. There are a number of pseudo-devices in <text:span text:style-name="Source_20_Text"><text:span text:style-name="Emphasis">/dev</text:span></text:span> that don’t correspond to any actual peripheral. For example, <text:span text:style-name="Source_20_Text"><text:span text:style-name="Emphasis">/dev/null</text:span></text:span> acts as a byte sink; any write request to <text:span text:style-name="Source_20_Text"><text:span text:style-name="Emphasis">/dev/null</text:span></text:span> will succeed, but the data written will be ignored.</text:p>
      <text:p text:style-name="P22">When using <text:span text:style-name="Source_20_Text"><text:span text:style-name="Teletype">ls -l</text:span></text:span><text:span text:style-name="Source_20_Text"> </text:span>to list device files in <text:span text:style-name="Source_20_Text"><text:span text:style-name="Emphasis">/dev</text:span></text:span>, you’ll see something like the following:</text:p>
      <text:p text:style-name="P7"><text:span text:style-name="Source_20_Text"><text:span text:style-name="Strong_20_Emphasis"><text:span text:style-name="T6">c</text:span></text:span></text:span><text:span text:style-name="Source_20_Text">rw--w---- 1 root tty </text:span><text:span text:style-name="Source_20_Text"><text:span text:style-name="Strong_20_Emphasis"><text:span text:style-name="T6">4</text:span></text:span></text:span><text:span text:style-name="Source_20_Text">, </text:span><text:span text:style-name="Source_20_Text"><text:span text:style-name="Strong_20_Emphasis"><text:span text:style-name="T6">0</text:span></text:span></text:span><text:span text:style-name="Source_20_Text"> Aug 15 10:40 tty0</text:span></text:p>
      <text:p text:style-name="P7"><text:span text:style-name="Source_20_Text"><text:span text:style-name="Strong_20_Emphasis"><text:span text:style-name="T6">b</text:span></text:span></text:span><text:span text:style-name="Source_20_Text">rw-rw---- 1 root disk </text:span><text:span text:style-name="Source_20_Text"><text:span text:style-name="Strong_20_Emphasis"><text:span text:style-name="T6">1</text:span></text:span></text:span><text:span text:style-name="Source_20_Text">, </text:span><text:span text:style-name="Source_20_Text"><text:span text:style-name="Strong_20_Emphasis"><text:span text:style-name="T6">0</text:span></text:span></text:span><text:span text:style-name="Source_20_Text"> Aug 15 10:40 ram0</text:span></text:p>
      <text:p text:style-name="P7"><text:span text:style-name="Source_20_Text">First of all, note that the first letter of the permissions field is </text:span><text:span text:style-name="Source_20_Text"><text:span text:style-name="T7">denoted that driver type. </text:span></text:span><text:span text:style-name="Source_20_Text">Device files are denoted either by </text:span><text:span text:style-name="Source_20_Text"><text:span text:style-name="Teletype">b</text:span></text:span><text:span text:style-name="Source_20_Text">, for block devices, or </text:span><text:span text:style-name="Source_20_Text"><text:span text:style-name="Teletype">c</text:span></text:span><text:span text:style-name="Source_20_Text">, for character devices.</text:span></text:p>
      <text:p text:style-name="P7">Also, note that the size field in the <text:span text:style-name="Source_20_Text"><text:span text:style-name="Teletype">ls -l</text:span></text:span> listing is replaced by two numbers, separated by a comma. The first value is the <text:span text:style-name="Emphasis">major device number</text:span> and the second is the <text:span text:style-name="Emphasis">minor device number</text:span>. This we have discussed in previous <text:a xlink:type="simple" xlink:href="http://www.embetronicx.com/tutorials/linux/device-drivers/character-device-driver-major-number-and-minor-number/" text:style-name="Internet_20_link" text:visited-style-name="Visited_20_Internet_20_Link">tutorial</text:a>.</text:p>
      <text:h text:style-name="P47" text:outline-level="1"><text:bookmark text:name="Creating_Device_File"/><text:soft-page-break/><text:span text:style-name="Source_20_Text">Creating Device File</text:span></text:h>
      <text:p text:style-name="P7">We can create the dive file in two ways.</text:p>
      <text:list xml:id="list6315291940690255667" text:style-name="L1">
        <text:list-item>
          <text:p text:style-name="P27">Manually</text:p>
        </text:list-item>
        <text:list-item>
          <text:p text:style-name="P8">Automatically</text:p>
        </text:list-item>
      </text:list>
      <text:p text:style-name="P7">We will see one by one.</text:p>
      <text:h text:style-name="P42" text:outline-level="2"><text:bookmark text:name="Manually_Creating_Device_File"/><text:span text:style-name="Source_20_Text">Manually Creating Device File</text:span></text:h>
      <text:p text:style-name="P7">We can create the device file manually by using <text:span text:style-name="Source_20_Text">mknod</text:span>.</text:p>
      <text:p text:style-name="P7"><text:span text:style-name="Source_20_Text">mknod -m &lt;</text:span><text:span text:style-name="Source_20_Text"><text:span text:style-name="Emphasis">permissions&gt;</text:span></text:span><text:span text:style-name="Source_20_Text"> &lt;</text:span><text:span text:style-name="Source_20_Text"><text:span text:style-name="Emphasis">name&gt;</text:span></text:span><text:span text:style-name="Source_20_Text"> &lt;</text:span><text:span text:style-name="Source_20_Text"><text:span text:style-name="Emphasis">device</text:span></text:span><text:span text:style-name="Source_20_Text"> </text:span><text:span text:style-name="Source_20_Text"><text:span text:style-name="Emphasis">type&gt;</text:span></text:span><text:span text:style-name="Source_20_Text"> &lt;</text:span><text:span text:style-name="Source_20_Text"><text:span text:style-name="Emphasis">major&gt;</text:span></text:span><text:span text:style-name="Source_20_Text"> &lt;</text:span><text:span text:style-name="Source_20_Text"><text:span text:style-name="Emphasis">minor&gt;</text:span></text:span></text:p>
      <text:p text:style-name="P7"><text:span text:style-name="Emphasis">&lt;name&gt;</text:span> – your device file name that should have full path (/dev/name)</text:p>
      <text:p text:style-name="P7"><text:span text:style-name="Emphasis">&lt;device type&gt;</text:span> – Put <text:span text:style-name="Strong_20_Emphasis">c</text:span> or <text:span text:style-name="Strong_20_Emphasis">b</text:span></text:p>
      <text:p text:style-name="P7"><text:span text:style-name="Source_20_Text"><text:tab/>c – Character Device</text:span></text:p>
      <text:p text:style-name="P39"><text:tab/>b – Block Device</text:p>
      <text:p text:style-name="P7"><text:span text:style-name="Emphasis">&lt;major&gt;</text:span> – major number of your driver</text:p>
      <text:p text:style-name="P7"><text:span text:style-name="Emphasis">&lt;minor&gt;</text:span> – minor number of your driver</text:p>
      <text:p text:style-name="P7">-m &lt;<text:span text:style-name="Emphasis">permissions&gt; – </text:span>optional argument that sets the permission bits of the new device file to <text:span text:style-name="Emphasis">permissions</text:span></text:p>
      <text:p text:style-name="P7"><text:span text:style-name="Strong_20_Emphasis">Example:</text:span></text:p>
      <text:p text:style-name="P7"><text:span text:style-name="Source_20_Text">sudo mknod -m 666 /dev/etx_device c 246 0</text:span></text:p>
      <text:p text:style-name="P7">If you don’t want to give permission, You can also use <text:span text:style-name="Teletype">chmod</text:span> to set the permissions for a device file after creation.</text:p>
      <text:h text:style-name="P42" text:outline-level="2"><text:bookmark text:name="Automatically_Creating_Device_File"/>Automatically Creating Device File</text:h>
      <text:p text:style-name="P7">The automatic creation of device files can be handled with udev. Udev is the device manager for the Linux kernel that creates/removes device nodes in the /dev directory dynamically. Just follow the below steps.</text:p>
      <text:list xml:id="list1002633511394744665" text:style-name="L2">
        <text:list-item>
          <text:p text:style-name="P28">Include the header file <text:span text:style-name="Strong_20_Emphasis">linux/device.h </text:span>and <text:span text:style-name="Strong_20_Emphasis">linux/kdev_t.h</text:span></text:p>
        </text:list-item>
        <text:list-item>
          <text:p text:style-name="P28">Create the struct Class</text:p>
        </text:list-item>
        <text:list-item>
          <text:p text:style-name="P9">Create Device with the class which is created by above step</text:p>
        </text:list-item>
      </text:list>
      <text:h text:style-name="P53" text:outline-level="3"><text:bookmark text:name="Create_the_class"/>Create the class</text:h>
      <text:p text:style-name="P7">This will create the struct class for our device driver. It will create structure under<text:span text:style-name="Source_20_Text">/sys/class/</text:span>.</text:p>
      <text:p text:style-name="P7"><text:span text:style-name="Source_20_Text">struct class * class_create (struct module *owner, const char *name);</text:span></text:p>
      <text:p text:style-name="P39"><text:soft-page-break/><text:span text:style-name="Emphasis">owner – </text:span>pointer to the module that is to “own” this struct class</text:p>
      <text:p text:style-name="P39"><text:span text:style-name="Emphasis">name – </text:span>pointer to a string for the name of this class</text:p>
      <text:p text:style-name="P7">This is used to create a struct class pointer that can then be used in calls to <text:span text:style-name="Source_20_Text">class_device_create</text:span>.</text:p>
      <text:p text:style-name="P7"><text:span text:style-name="Strong_20_Emphasis">Note,</text:span> the pointer created here is to be destroyed when finished by making a call to <text:span text:style-name="Source_20_Text">class_destroy</text:span>.</text:p>
      <text:p text:style-name="Text_20_body"><text:span text:style-name="Source_20_Text"><text:span text:style-name="T8">v</text:span></text:span><text:span text:style-name="Source_20_Text">oid class_destroy (struct class * cls);</text:span></text:p>
      <text:h text:style-name="P53" text:outline-level="3"><text:bookmark text:name="Create_Device"/>Create Device</text:h>
      <text:p text:style-name="P7">This function can be used by char device classes. A struct device will be created in sysfs, registered to the specified class.</text:p>
      <text:p text:style-name="P7"><text:span text:style-name="Source_20_Text">struct device *device_create (struct *class, struct device *parent, dev_t dev, const char *fmt, ...);</text:span></text:p>
      <text:p text:style-name="P7"><text:span text:style-name="Emphasis">lass – </text:span>pointer to the struct class that this device should be registered to</text:p>
      <text:p text:style-name="P39"><text:span text:style-name="Emphasis">parent – </text:span>pointer to the parent struct device of this new device, if any</text:p>
      <text:p text:style-name="P39"><text:span text:style-name="Emphasis">devt – </text:span>the dev_t for the char device to be added</text:p>
      <text:p text:style-name="P39"><text:span text:style-name="Emphasis">fmt – </text:span>string for the device’s name</text:p>
      <text:p text:style-name="P39"><text:span text:style-name="Emphasis">… – </text:span>variable arguments</text:p>
      <text:p text:style-name="P7">A “dev” file will be created, showing the dev_t for the device, if the dev_t is not 0,0. If a pointer to a parent struct device is passed in, the newly created struct device will be a child of that device in sysfs. The pointer to the struct device will be returned from the call. Any further sysfs files that might be required can be created using this pointer.</text:p>
      <text:p text:style-name="P7"><text:span text:style-name="Strong_20_Emphasis">Note, </text:span>you can destroy the device using <text:span text:style-name="Source_20_Text">device_destroy()</text:span></text:p>
      <text:p text:style-name="P10"><text:span text:style-name="Source_20_Text">void device_destroy (struct class * class, dev_t devt);</text:span></text:p>
      <text:h text:style-name="P54" text:outline-level="3"><text:span text:style-name="Source_20_Text"/></text:h>
      <text:h text:style-name="P54" text:outline-level="3"><text:span text:style-name="Source_20_Text"/></text:h>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text:span text:style-name="T13">#include &lt;linux/device.h&gt;</text:span></text:p>
      <text:p text:style-name="P38">#include &lt;linux/kernel.h&gt;</text:p>
      <text:p text:style-name="P38">#include &lt;linux/module.h&gt;</text:p>
      <text:p text:style-name="P38">#include &lt;linux/kdev_t.h&gt;</text:p>
      <text:p text:style-name="P38">#include &lt;linux/fs.h&gt;</text:p>
      <text:p text:style-name="P36">dev_t dev = 0;</text:p>
      <text:p text:style-name="P37">static struct class *dev_class;</text:p>
      <text:p text:style-name="P37">static int __init hello_world_init(void)</text:p>
      <text:p text:style-name="P37">{</text:p>
      <text:p text:style-name="P37"><text:s/>/*Allocating Major number*/</text:p>
      <text:p text:style-name="P37">if((alloc_chrdev_region(&amp;dev, 0, 1, "etx_Dev")) &lt;0) {</text:p>
      <text:p text:style-name="P37"><text:tab/>printk(KERN_INFO "Cannot allocate major number for device\n");</text:p>
      <text:p text:style-name="P37"><text:tab/>return -1;</text:p>
      <text:p text:style-name="P37"><text:tab/>}</text:p>
      <text:p text:style-name="P37"/>
      <text:p text:style-name="P37">printk(KERN_INFO "Major = %d Minor = %d \n",MAJOR(dev), MINOR(dev));</text:p>
      <text:p text:style-name="P37">/*Creating struct class*/</text:p>
      <text:p text:style-name="P37"/>
      <text:p text:style-name="P37">if((dev_class = class_create(THIS_MODULE,"etx_class")) == NULL) {</text:p>
      <text:p text:style-name="P37"><text:tab/><text:tab/>printk(KERN_INFO "Cannot create the struct class for device\n");</text:p>
      <text:p text:style-name="P37"><text:tab/><text:tab/>goto r_class;</text:p>
      <text:p text:style-name="P37"><text:tab/><text:span text:style-name="T9">}</text:span></text:p>
      <text:p text:style-name="P37">/*Creating device*/</text:p>
      <text:p text:style-name="P37">if((device_create(dev_class,NULL,dev,NULL,"etx_device")) == NULL){</text:p>
      <text:p text:style-name="P37"><text:tab/>printk(KERN_INFO "Cannot create the Device\n");</text:p>
      <text:p text:style-name="P37"><text:tab/>goto r_device;</text:p>
      <text:p text:style-name="P37">}</text:p>
      <text:p text:style-name="P37">printk(KERN_INFO "Kernel Module Inserted Successfully...\n");</text:p>
      <text:p text:style-name="P37">return 0;</text:p>
      <text:p text:style-name="P37"/>
      <text:p text:style-name="P37">r_device:</text:p>
      <text:p text:style-name="P37"><text:tab/>class_destroy(dev_class);</text:p>
      <text:p text:style-name="P37">r_class:</text:p>
      <text:p text:style-name="P37"><text:tab/>unregister_chrdev_region(dev,1);</text:p>
      <text:p text:style-name="P37">return -1;</text:p>
      <text:p text:style-name="P37">}</text:p>
      <text:p text:style-name="P37"/>
      <text:p text:style-name="P37">void __exit hello_world_exit(void)</text:p>
      <text:p text:style-name="P37">{</text:p>
      <text:p text:style-name="P37"><text:tab/>device_destroy(dev_class,dev);</text:p>
      <text:p text:style-name="P37"><text:tab/>class_destroy(dev_class);</text:p>
      <text:p text:style-name="P37"><text:tab/>unregister_chrdev_region(dev, 1);</text:p>
      <text:p text:style-name="P37"><text:tab/>printk(KERN_INFO "Kernel Module Removed Successfully...\n");</text:p>
      <text:p text:style-name="P37"><text:span text:style-name="T9">}</text:span></text:p>
      <text:p text:style-name="P37">module_init(hello_world_init);</text:p>
      <text:p text:style-name="P37">module_exit(hello_world_exit);</text:p>
      <text:p text:style-name="P37">MODULE_LICENSE("GPL");</text:p>
      <text:p text:style-name="P35"><text:span text:style-name="T11">MODULE_AUTHOR("EmbeTronicX&lt;</text:span><text:span text:style-name="T12">JEEVAN</text:span><text:span text:style-name="T11">&gt;");</text:span></text:p>
      <text:p text:style-name="P37">MODULE_DESCRIPTION("A simple hello world driver");</text:p>
      <text:p text:style-name="P37">MODULE_VERSION("1.2");</text:p>
      <text:p text:style-name="P34"><text:span text:style-name="Source_20_Text"><text:span text:style-name="T11"/></text:span></text:p>
      <text:p text:style-name="P7"><text:span text:style-name="Source_20_Text"><text:span text:style-name="T14"/></text:span></text:p>
      <text:p text:style-name="P4"/>
      <text:h text:style-name="P49" text:outline-level="1"><text:bookmark text:name="Cdev_structure_and_File_Operations_of_Character_drivers"/><text:soft-page-break/>Cdev structure and File Operations of Character drivers</text:h>
      <text:p text:style-name="P23">If we want to open, read, write and close we need to register some structures to driver.</text:p>
      <text:h text:style-name="P44" text:outline-level="2"><text:bookmark text:name="cdev_structure"/><text:span text:style-name="Source_20_Text">cdev</text:span> structure</text:h>
      <text:p text:style-name="P7">In linux kernel <text:span text:style-name="Source_20_Text">struct inode</text:span> structure is used to represent files. Therefore, it is different from the <text:span text:style-name="Teletype">file</text:span> structure that represents an open file descriptor. There can be numerous <text:span text:style-name="Teletype">file</text:span> structures representing multiple open descriptors on a single file, but they all point to a single <text:span text:style-name="Source_20_Text"><text:span text:style-name="Teletype">inode</text:span></text:span> structure.</text:p>
      <text:p text:style-name="P7">The <text:span text:style-name="Source_20_Text"><text:span text:style-name="Teletype">inode</text:span></text:span> structure contains a great deal of information about the file. As a general rule, <text:span text:style-name="Source_20_Text">cdev</text:span> structure is useful for writing driver code:</text:p>
      <text:p text:style-name="P7"> <text:span text:style-name="Source_20_Text">struct cdev</text:span> is one of the elements of the <text:span text:style-name="Source_20_Text">inode</text:span> structure. As you probably may know already, an <text:span text:style-name="Source_20_Text">inode</text:span> structure is used by the kernel internally to represent files. The <text:span text:style-name="Source_20_Text">struct cdev</text:span> is the kernel’s internal structure that represents char devices.  This field contains a pointer to that structure when the <text:span text:style-name="Source_20_Text">inode</text:span> refers to a char device file</text:p>
      <text:p text:style-name="P5"><text:span text:style-name="T2">struct cdev { </text:span></text:p>
      <text:p text:style-name="P5"><text:tab/>struct kobject kobj; </text:p>
      <text:p text:style-name="P5"><text:tab/>struct module *owner; </text:p>
      <text:p text:style-name="P5"><text:tab/>const struct file_operations *ops; </text:p>
      <text:p text:style-name="P5"><text:tab/>struct list_head list;</text:p>
      <text:p text:style-name="P5"><text:tab/>dev_t dev; </text:p>
      <text:p text:style-name="P5"><text:tab/>unsigned int count; </text:p>
      <text:p text:style-name="P5">};</text:p>
      <text:p text:style-name="P24">This is <text:span text:style-name="Source_20_Text">cdev</text:span> structure. Here we need to fill two fields,</text:p>
      <text:list xml:id="list3337820200149232438" text:style-name="L3">
        <text:list-item>
          <text:p text:style-name="P29">file_operation (This we will see after this cdev structure)</text:p>
        </text:list-item>
        <text:list-item>
          <text:p text:style-name="P11">owner (This should be THIS_MODULE)</text:p>
        </text:list-item>
      </text:list>
      <text:p text:style-name="P24">There are two ways of allocating and initializing one of these structures.</text:p>
      <text:list xml:id="list3127325684597138030" text:style-name="L4">
        <text:list-item>
          <text:p text:style-name="P30">Runtime Allocation</text:p>
        </text:list-item>
        <text:list-item>
          <text:p text:style-name="P12">Own allocation</text:p>
        </text:list-item>
      </text:list>
      <text:p text:style-name="P13">If you wish to obtain a standalone <text:span text:style-name="Source_20_Text"><text:span text:style-name="Teletype">cdev</text:span></text:span><text:span text:style-name="Source_20_Text"> </text:span>structure at runtime, you may do so with code such as:</text:p>
      <text:p text:style-name="P25"><text:span text:style-name="Source_20_Text"><text:span text:style-name="T10">struct cdev *my_cdev = cdev_alloc( );</text:span></text:span><text:span text:style-name="T10"><text:line-break/></text:span><text:span text:style-name="Source_20_Text"><text:span text:style-name="T10">my_cdev-&gt;ops = &amp;my_fops;</text:span></text:span></text:p>
      <text:p text:style-name="P7">Or else you can embed the <text:span text:style-name="Source_20_Text"><text:span text:style-name="Teletype">cdev</text:span></text:span><text:span text:style-name="Source_20_Text"> </text:span>structure within a device-specific structure of your own by using below function.</text:p>
      <text:p text:style-name="P7"><text:span text:style-name="Source_20_Text">void cdev_init(struct cdev *cdev, struct file_operations *fops);</text:span></text:p>
      <text:p text:style-name="P7">Once the <text:span text:style-name="Source_20_Text"><text:span text:style-name="Teletype">cdev</text:span></text:span><text:span text:style-name="Source_20_Text"> </text:span>structure is set up with file_operations and owner, the final step is to tell the kernel about it with a call to:</text:p>
      <text:p text:style-name="P7"><text:span text:style-name="Source_20_Text">int cdev_add(struct cdev *dev, dev_t num, unsigned int count);</text:span></text:p>
      <text:p text:style-name="P5"><text:soft-page-break/></text:p>
      <text:p text:style-name="P5"/>
      <text:p text:style-name="P23"><text:span text:style-name="Source_20_Text"><text:span text:style-name="Teletype">dev</text:span></text:span><text:span text:style-name="Source_20_Text"> </text:span>is the <text:span text:style-name="Teletype">cdev </text:span>structure,</text:p>
      <text:p text:style-name="P23"><text:span text:style-name="Source_20_Text"><text:span text:style-name="Teletype">num</text:span></text:span><text:span text:style-name="Source_20_Text"> </text:span>is the first device number to which this device responds, and</text:p>
      <text:p text:style-name="P23"><text:span text:style-name="Source_20_Text"><text:span text:style-name="Teletype">count</text:span></text:span><text:span text:style-name="Source_20_Text"> </text:span>is the number of device numbers that should be associated with the device. Often <text:span text:style-name="Teletype">count </text:span>is one, but there are situations where it makes sense to have more than one device number correspond to a specific device.</text:p>
      <text:p text:style-name="P23">f this function returns negative error code, your device has not been added to the system. So check the return value of this function.</text:p>
      <text:p text:style-name="P7">After a call to <text:span text:style-name="Source_20_Text">cdev_add()</text:span>, your device is immediately alive. All functions you defined (through the file_operations structure) can be called.</text:p>
      <text:p text:style-name="P7">To remove a char device from the system, call:</text:p>
      <text:p text:style-name="P7"><text:span text:style-name="Source_20_Text">void cdev_del(struct cdev *dev);</text:span></text:p>
      <text:p text:style-name="P7">Clearly, you should not access the <text:span text:style-name="Source_20_Text"><text:span text:style-name="Teletype">cdev</text:span></text:span><text:span text:style-name="Source_20_Text"> </text:span>structure after passing it to <text:span text:style-name="Source_20_Text">cdev_del</text:span>.</text:p>
      <text:p text:style-name="P23"/>
      <text:h text:style-name="P45" text:outline-level="2"><text:bookmark text:name="File_Operations"/>File_Operations</text:h>
      <text:p text:style-name="P7">The <text:span text:style-name="Teletype">file_operations</text:span> structure is how a char driver sets up this connection. The structure, defined in <text:span text:style-name="Source_20_Text"><text:span text:style-name="T15">&lt;linux/fs.h&gt;</text:span></text:span>, is a collection of function pointers. Each open file  is associated with its own set of functions . The operations are mostly in charge of implementing the system calls and are therefore, named open, read, and so on.</text:p>
      <text:p text:style-name="P14">A <text:span text:style-name="Teletype">file_operations</text:span> structure or a pointer to one is called <text:span text:style-name="Source_20_Text"><text:span text:style-name="Teletype">fops</text:span></text:span>. Each field in the structure must point to the function in the driver that implements a specific operation, or be left <text:span text:style-name="Teletype">NULL</text:span> for unsupported operations. The whole structure is <text:span text:style-name="T16">presentt in /usr/src/linux-headers-4.4.0-34/include/linux/fs.h</text:span></text:p>
      <text:p text:style-name="P14"><text:span text:style-name="T16">Example:</text:span></text:p>
      <text:p text:style-name="P4">#include &lt;linux/kernel.h&gt;</text:p>
      <text:section text:style-name="Sect1" text:name="crayon-5ab203dde2ea0683046427-2">
        <text:p text:style-name="Standard">#include &lt;linux/init.h&gt;</text:p>
      </text:section>
      <text:section text:style-name="Sect1" text:name="crayon-5ab203dde2ea0683046427-3">
        <text:p text:style-name="Standard">#include &lt;linux/module.h&gt;</text:p>
      </text:section>
      <text:section text:style-name="Sect1" text:name="crayon-5ab203dde2ea0683046427-4">
        <text:p text:style-name="Standard">#include &lt;linux/kdev_t.h&gt;</text:p>
      </text:section>
      <text:section text:style-name="Sect1" text:name="crayon-5ab203dde2ea0683046427-5">
        <text:p text:style-name="Standard">#include &lt;linux/fs.h&gt;</text:p>
      </text:section>
      <text:section text:style-name="Sect1" text:name="crayon-5ab203dde2ea0683046427-6">
        <text:p text:style-name="Standard">#include &lt;linux/cdev.h&gt;</text:p>
      </text:section>
      <text:section text:style-name="Sect1" text:name="crayon-5ab203dde2ea0683046427-7">
        <text:p text:style-name="Standard">#include &lt;linux/device.h&gt;</text:p>
      </text:section>
      <text:section text:style-name="Sect1" text:name="crayon-5ab203dde2ea0683046427-8">
        <text:p text:style-name="Standard"> </text:p>
      </text:section>
      <text:section text:style-name="Sect1" text:name="crayon-5ab203dde2ea0683046427-9">
        <text:p text:style-name="Standard">dev_t dev = 0;</text:p>
      </text:section>
      <text:section text:style-name="Sect1" text:name="crayon-5ab203dde2ea0683046427-10">
        <text:p text:style-name="Standard">static struct class *dev_class;</text:p>
      </text:section>
      <text:section text:style-name="Sect1" text:name="crayon-5ab203dde2ea0683046427-11">
        <text:p text:style-name="Standard">static struct cdev etx_cdev;</text:p>
      </text:section>
      <text:section text:style-name="Sect1" text:name="crayon-5ab203dde2ea0683046427-12">
        <text:p text:style-name="Standard"> </text:p>
      </text:section>
      <text:section text:style-name="Sect1" text:name="crayon-5ab203dde2ea0683046427-13">
        <text:p text:style-name="Standard">static int __init etx_driver_init(void);</text:p>
      </text:section>
      <text:section text:style-name="Sect1" text:name="crayon-5ab203dde2ea0683046427-14">
        <text:p text:style-name="Standard"><text:soft-page-break/>static void __exit etx_driver_exit(void);</text:p>
      </text:section>
      <text:section text:style-name="Sect1" text:name="crayon-5ab203dde2ea0683046427-15">
        <text:p text:style-name="Standard">static int etx_open(struct inode *inode, struct file *file);</text:p>
      </text:section>
      <text:section text:style-name="Sect1" text:name="crayon-5ab203dde2ea0683046427-16">
        <text:p text:style-name="Standard">static int etx_release(struct inode *inode, struct file *file);</text:p>
      </text:section>
      <text:section text:style-name="Sect1" text:name="crayon-5ab203dde2ea0683046427-17">
        <text:p text:style-name="Standard">static ssize_t etx_read(struct file *filp, char __user *buf, size_t len,loff_t * off);</text:p>
      </text:section>
      <text:section text:style-name="Sect1" text:name="crayon-5ab203dde2ea0683046427-18">
        <text:p text:style-name="Standard">static ssize_t etx_write(struct file *filp, const char *buf, size_t len, loff_t * off);</text:p>
      </text:section>
      <text:section text:style-name="Sect1" text:name="crayon-5ab203dde2ea0683046427-19">
        <text:p text:style-name="Standard"> </text:p>
      </text:section>
      <text:section text:style-name="Sect1" text:name="crayon-5ab203dde2ea0683046427-20">
        <text:p text:style-name="Standard">static struct file_operations fops =</text:p>
      </text:section>
      <text:section text:style-name="Sect1" text:name="crayon-5ab203dde2ea0683046427-21">
        <text:p text:style-name="Standard">{</text:p>
      </text:section>
      <text:section text:style-name="Sect1" text:name="crayon-5ab203dde2ea0683046427-22">
        <text:p text:style-name="Standard">.owner          = THIS_MODULE,</text:p>
      </text:section>
      <text:section text:style-name="Sect1" text:name="crayon-5ab203dde2ea0683046427-23">
        <text:p text:style-name="Standard">.read           = etx_read,</text:p>
      </text:section>
      <text:section text:style-name="Sect1" text:name="crayon-5ab203dde2ea0683046427-24">
        <text:p text:style-name="Standard">.write          = etx_write,</text:p>
      </text:section>
      <text:section text:style-name="Sect1" text:name="crayon-5ab203dde2ea0683046427-25">
        <text:p text:style-name="Standard">.open           = etx_open,</text:p>
      </text:section>
      <text:section text:style-name="Sect1" text:name="crayon-5ab203dde2ea0683046427-26">
        <text:p text:style-name="Standard">.release        = etx_release,</text:p>
      </text:section>
      <text:section text:style-name="Sect1" text:name="crayon-5ab203dde2ea0683046427-27">
        <text:p text:style-name="Standard">};</text:p>
      </text:section>
      <text:section text:style-name="Sect1" text:name="crayon-5ab203dde2ea0683046427-28">
        <text:p text:style-name="Standard"> </text:p>
      </text:section>
      <text:section text:style-name="Sect1" text:name="crayon-5ab203dde2ea0683046427-29">
        <text:p text:style-name="Standard">static int etx_open(struct inode *inode, struct file *file)</text:p>
      </text:section>
      <text:section text:style-name="Sect1" text:name="crayon-5ab203dde2ea0683046427-30">
        <text:p text:style-name="Standard">{</text:p>
      </text:section>
      <text:section text:style-name="Sect1" text:name="crayon-5ab203dde2ea0683046427-31">
        <text:p text:style-name="Standard">        printk(KERN_INFO "Driver Open Function Called...!!!\n");</text:p>
      </text:section>
      <text:section text:style-name="Sect1" text:name="crayon-5ab203dde2ea0683046427-32">
        <text:p text:style-name="Standard">        return 0;</text:p>
      </text:section>
      <text:section text:style-name="Sect1" text:name="crayon-5ab203dde2ea0683046427-33">
        <text:p text:style-name="Standard">}</text:p>
      </text:section>
      <text:section text:style-name="Sect1" text:name="crayon-5ab203dde2ea0683046427-34">
        <text:p text:style-name="Standard"> </text:p>
      </text:section>
      <text:section text:style-name="Sect1" text:name="crayon-5ab203dde2ea0683046427-35">
        <text:p text:style-name="Standard">static int etx_release(struct inode *inode, struct file *file)</text:p>
      </text:section>
      <text:section text:style-name="Sect1" text:name="crayon-5ab203dde2ea0683046427-36">
        <text:p text:style-name="Standard">{</text:p>
      </text:section>
      <text:section text:style-name="Sect1" text:name="crayon-5ab203dde2ea0683046427-37">
        <text:p text:style-name="Standard">        printk(KERN_INFO "Driver Release Function Called...!!!\n");</text:p>
      </text:section>
      <text:section text:style-name="Sect1" text:name="crayon-5ab203dde2ea0683046427-38">
        <text:p text:style-name="Standard">        return 0;</text:p>
      </text:section>
      <text:section text:style-name="Sect1" text:name="crayon-5ab203dde2ea0683046427-39">
        <text:p text:style-name="Standard">}</text:p>
      </text:section>
      <text:section text:style-name="Sect1" text:name="crayon-5ab203dde2ea0683046427-40">
        <text:p text:style-name="Standard"> </text:p>
      </text:section>
      <text:section text:style-name="Sect1" text:name="crayon-5ab203dde2ea0683046427-41">
        <text:p text:style-name="Standard">static ssize_t etx_read(struct file *filp, char __user *buf, size_t len, loff_t *off)</text:p>
      </text:section>
      <text:section text:style-name="Sect1" text:name="crayon-5ab203dde2ea0683046427-42">
        <text:p text:style-name="Standard">{</text:p>
      </text:section>
      <text:section text:style-name="Sect1" text:name="crayon-5ab203dde2ea0683046427-43">
        <text:p text:style-name="Standard">        printk(KERN_INFO "Driver Read Function Called...!!!\n");</text:p>
      </text:section>
      <text:section text:style-name="Sect1" text:name="crayon-5ab203dde2ea0683046427-44">
        <text:p text:style-name="Standard">        return 0;</text:p>
      </text:section>
      <text:section text:style-name="Sect1" text:name="crayon-5ab203dde2ea0683046427-45">
        <text:p text:style-name="Standard">}</text:p>
      </text:section>
      <text:section text:style-name="Sect1" text:name="crayon-5ab203dde2ea0683046427-46">
        <text:p text:style-name="Standard">static ssize_t etx_write(struct file *filp, const char __user *buf, size_t len, loff_t *off)</text:p>
      </text:section>
      <text:section text:style-name="Sect1" text:name="crayon-5ab203dde2ea0683046427-47">
        <text:p text:style-name="Standard">{</text:p>
      </text:section>
      <text:section text:style-name="Sect1" text:name="crayon-5ab203dde2ea0683046427-48">
        <text:p text:style-name="Standard">        printk(KERN_INFO "Driver Write Function Called...!!!\n");</text:p>
      </text:section>
      <text:section text:style-name="Sect1" text:name="crayon-5ab203dde2ea0683046427-49">
        <text:p text:style-name="Standard">        return len;</text:p>
      </text:section>
      <text:section text:style-name="Sect1" text:name="crayon-5ab203dde2ea0683046427-50">
        <text:p text:style-name="Standard">}</text:p>
      </text:section>
      <text:section text:style-name="Sect1" text:name="crayon-5ab203dde2ea0683046427-51">
        <text:p text:style-name="Standard"> </text:p>
      </text:section>
      <text:section text:style-name="Sect1" text:name="crayon-5ab203dde2ea0683046427-52">
        <text:p text:style-name="Standard"> </text:p>
      </text:section>
      <text:section text:style-name="Sect1" text:name="crayon-5ab203dde2ea0683046427-53">
        <text:p text:style-name="Standard">static int __init etx_driver_init(void)</text:p>
      </text:section>
      <text:section text:style-name="Sect1" text:name="crayon-5ab203dde2ea0683046427-54">
        <text:p text:style-name="Standard">{</text:p>
      </text:section>
      <text:section text:style-name="Sect1" text:name="crayon-5ab203dde2ea0683046427-55">
        <text:p text:style-name="Standard">        /*Allocating Major number*/</text:p>
      </text:section>
      <text:section text:style-name="Sect1" text:name="crayon-5ab203dde2ea0683046427-56">
        <text:p text:style-name="Standard">        if((alloc_chrdev_region(&amp;dev, 0, 1, "etx_Dev")) &lt;0){</text:p>
      </text:section>
      <text:section text:style-name="Sect1" text:name="crayon-5ab203dde2ea0683046427-57">
        <text:p text:style-name="Standard">                printk(KERN_INFO "Cannot allocate major number\n");</text:p>
      </text:section>
      <text:section text:style-name="Sect1" text:name="crayon-5ab203dde2ea0683046427-58">
        <text:p text:style-name="Standard">                return -1;</text:p>
      </text:section>
      <text:section text:style-name="Sect1" text:name="crayon-5ab203dde2ea0683046427-59">
        <text:p text:style-name="Standard">        }</text:p>
      </text:section>
      <text:section text:style-name="Sect1" text:name="crayon-5ab203dde2ea0683046427-60">
        <text:p text:style-name="Standard">        printk(KERN_INFO "Major = %d Minor = %d \n",MAJOR(dev), MINOR(dev));</text:p>
      </text:section>
      <text:section text:style-name="Sect1" text:name="crayon-5ab203dde2ea0683046427-61">
        <text:p text:style-name="Standard"> </text:p>
      </text:section>
      <text:section text:style-name="Sect1" text:name="crayon-5ab203dde2ea0683046427-62">
        <text:p text:style-name="Standard">        /*Creating cdev structure*/</text:p>
      </text:section>
      <text:section text:style-name="Sect1" text:name="crayon-5ab203dde2ea0683046427-63">
        <text:p text:style-name="Standard">        cdev_init(&amp;etx_cdev,&amp;fops);</text:p>
      </text:section>
      <text:section text:style-name="Sect1" text:name="crayon-5ab203dde2ea0683046427-64">
        <text:p text:style-name="Standard">        etx_cdev.owner = THIS_MODULE;</text:p>
      </text:section>
      <text:section text:style-name="Sect1" text:name="crayon-5ab203dde2ea0683046427-65">
        <text:p text:style-name="Standard">        etx_cdev.ops = &amp;fops;</text:p>
      </text:section>
      <text:section text:style-name="Sect1" text:name="crayon-5ab203dde2ea0683046427-66">
        <text:p text:style-name="Standard"><text:soft-page-break/> </text:p>
      </text:section>
      <text:section text:style-name="Sect1" text:name="crayon-5ab203dde2ea0683046427-67">
        <text:p text:style-name="Standard">        /*Adding character device to the system*/</text:p>
      </text:section>
      <text:section text:style-name="Sect1" text:name="crayon-5ab203dde2ea0683046427-68">
        <text:p text:style-name="Standard">        if((cdev_add(&amp;etx_cdev,dev,1)) &lt; 0){</text:p>
      </text:section>
      <text:section text:style-name="Sect1" text:name="crayon-5ab203dde2ea0683046427-69">
        <text:p text:style-name="Standard">            printk(KERN_INFO "Cannot add the device to the system\n");</text:p>
      </text:section>
      <text:section text:style-name="Sect1" text:name="crayon-5ab203dde2ea0683046427-70">
        <text:p text:style-name="Standard">            goto r_class;</text:p>
      </text:section>
      <text:section text:style-name="Sect1" text:name="crayon-5ab203dde2ea0683046427-71">
        <text:p text:style-name="Standard">        }</text:p>
      </text:section>
      <text:section text:style-name="Sect1" text:name="crayon-5ab203dde2ea0683046427-72">
        <text:p text:style-name="Standard"> </text:p>
      </text:section>
      <text:section text:style-name="Sect1" text:name="crayon-5ab203dde2ea0683046427-73">
        <text:p text:style-name="Standard">        /*Creating struct class*/</text:p>
      </text:section>
      <text:section text:style-name="Sect1" text:name="crayon-5ab203dde2ea0683046427-74">
        <text:p text:style-name="Standard">        if((dev_class = class_create(THIS_MODULE,"etx_class")) == NULL){</text:p>
      </text:section>
      <text:section text:style-name="Sect1" text:name="crayon-5ab203dde2ea0683046427-75">
        <text:p text:style-name="Standard">            printk(KERN_INFO "Cannot create the struct class\n");</text:p>
      </text:section>
      <text:section text:style-name="Sect1" text:name="crayon-5ab203dde2ea0683046427-76">
        <text:p text:style-name="Standard">            goto r_class;</text:p>
      </text:section>
      <text:section text:style-name="Sect1" text:name="crayon-5ab203dde2ea0683046427-77">
        <text:p text:style-name="Standard">        }</text:p>
      </text:section>
      <text:section text:style-name="Sect1" text:name="crayon-5ab203dde2ea0683046427-78">
        <text:p text:style-name="Standard"> </text:p>
      </text:section>
      <text:section text:style-name="Sect1" text:name="crayon-5ab203dde2ea0683046427-79">
        <text:p text:style-name="Standard">        /*Creating device*/</text:p>
      </text:section>
      <text:section text:style-name="Sect1" text:name="crayon-5ab203dde2ea0683046427-80">
        <text:p text:style-name="Standard">        if((device_create(dev_class,NULL,dev,NULL,"etx_device")) == NULL){</text:p>
      </text:section>
      <text:section text:style-name="Sect1" text:name="crayon-5ab203dde2ea0683046427-81">
        <text:p text:style-name="Standard">            printk(KERN_INFO "Cannot create the Device 1\n");</text:p>
      </text:section>
      <text:section text:style-name="Sect1" text:name="crayon-5ab203dde2ea0683046427-82">
        <text:p text:style-name="Standard">            goto r_device;</text:p>
      </text:section>
      <text:section text:style-name="Sect1" text:name="crayon-5ab203dde2ea0683046427-83">
        <text:p text:style-name="Standard">        }</text:p>
      </text:section>
      <text:section text:style-name="Sect1" text:name="crayon-5ab203dde2ea0683046427-84">
        <text:p text:style-name="Standard">        printk(KERN_INFO "Device Driver Insert...Done!!!\n");</text:p>
      </text:section>
      <text:section text:style-name="Sect1" text:name="crayon-5ab203dde2ea0683046427-85">
        <text:p text:style-name="Standard">return 0;</text:p>
      </text:section>
      <text:section text:style-name="Sect1" text:name="crayon-5ab203dde2ea0683046427-86">
        <text:p text:style-name="Standard"> </text:p>
      </text:section>
      <text:section text:style-name="Sect1" text:name="crayon-5ab203dde2ea0683046427-87">
        <text:p text:style-name="Standard">r_device:</text:p>
      </text:section>
      <text:section text:style-name="Sect1" text:name="crayon-5ab203dde2ea0683046427-88">
        <text:p text:style-name="Standard">        class_destroy(dev_class);</text:p>
      </text:section>
      <text:section text:style-name="Sect1" text:name="crayon-5ab203dde2ea0683046427-89">
        <text:p text:style-name="Standard">r_class:</text:p>
      </text:section>
      <text:section text:style-name="Sect1" text:name="crayon-5ab203dde2ea0683046427-90">
        <text:p text:style-name="Standard">        unregister_chrdev_region(dev,1);</text:p>
      </text:section>
      <text:section text:style-name="Sect1" text:name="crayon-5ab203dde2ea0683046427-91">
        <text:p text:style-name="Standard">        return -1;</text:p>
      </text:section>
      <text:section text:style-name="Sect1" text:name="crayon-5ab203dde2ea0683046427-92">
        <text:p text:style-name="Standard">}</text:p>
      </text:section>
      <text:section text:style-name="Sect1" text:name="crayon-5ab203dde2ea0683046427-93">
        <text:p text:style-name="Standard"> </text:p>
      </text:section>
      <text:section text:style-name="Sect1" text:name="crayon-5ab203dde2ea0683046427-94">
        <text:p text:style-name="Standard">void __exit etx_driver_exit(void)</text:p>
      </text:section>
      <text:section text:style-name="Sect1" text:name="crayon-5ab203dde2ea0683046427-95">
        <text:p text:style-name="Standard">{</text:p>
      </text:section>
      <text:section text:style-name="Sect1" text:name="crayon-5ab203dde2ea0683046427-96">
        <text:p text:style-name="Standard">        device_destroy(dev_class,dev);</text:p>
      </text:section>
      <text:section text:style-name="Sect1" text:name="crayon-5ab203dde2ea0683046427-97">
        <text:p text:style-name="Standard">        class_destroy(dev_class);</text:p>
      </text:section>
      <text:section text:style-name="Sect1" text:name="crayon-5ab203dde2ea0683046427-98">
        <text:p text:style-name="Standard">        cdev_del(&amp;etx_cdev);</text:p>
      </text:section>
      <text:section text:style-name="Sect1" text:name="crayon-5ab203dde2ea0683046427-99">
        <text:p text:style-name="Standard">        unregister_chrdev_region(dev, 1);</text:p>
      </text:section>
      <text:section text:style-name="Sect1" text:name="crayon-5ab203dde2ea0683046427-100">
        <text:p text:style-name="Standard">printk(KERN_INFO "Device Driver Remove...Done!!!\n");</text:p>
      </text:section>
      <text:section text:style-name="Sect1" text:name="crayon-5ab203dde2ea0683046427-101">
        <text:p text:style-name="Standard">}</text:p>
      </text:section>
      <text:section text:style-name="Sect1" text:name="crayon-5ab203dde2ea0683046427-102">
        <text:p text:style-name="Standard"> </text:p>
      </text:section>
      <text:section text:style-name="Sect1" text:name="crayon-5ab203dde2ea0683046427-103">
        <text:p text:style-name="Standard">module_init(etx_driver_init);</text:p>
      </text:section>
      <text:section text:style-name="Sect1" text:name="crayon-5ab203dde2ea0683046427-104">
        <text:p text:style-name="Standard">module_exit(etx_driver_exit);</text:p>
      </text:section>
      <text:section text:style-name="Sect1" text:name="crayon-5ab203dde2ea0683046427-105">
        <text:p text:style-name="Standard"> </text:p>
      </text:section>
      <text:section text:style-name="Sect1" text:name="crayon-5ab203dde2ea0683046427-106">
        <text:p text:style-name="Standard">MODULE_LICENSE("GPL");</text:p>
      </text:section>
      <text:section text:style-name="Sect1" text:name="crayon-5ab203dde2ea0683046427-107">
        <text:p text:style-name="Standard">MODULE_AUTHOR("EmbeTronicX &lt;embetronicx@gmail.com or admin@embetronicx.com&gt;");</text:p>
      </text:section>
      <text:section text:style-name="Sect1" text:name="crayon-5ab203dde2ea0683046427-108">
        <text:p text:style-name="Standard">MODULE_DESCRIPTION("A simple device driver");</text:p>
      </text:section>
      <text:section text:style-name="Sect1" text:name="crayon-5ab203dde2ea0683046427-109">
        <text:p text:style-name="Standard">MODULE_VERSION("1.3");</text:p>
      </text:section>
      <text:p text:style-name="P4"/>
      <text:p text:style-name="P4"/>
      <text:p text:style-name="P4"/>
      <text:p text:style-name="P4"/>
      <text:p text:style-name="P4"/>
      <text:p text:style-name="P4"/>
      <text:p text:style-name="P4"/>
      <text:p text:style-name="P4"/>
      <text:p text:style-name="P4"/>
      <text:h text:style-name="P50" text:outline-level="1"><text:bookmark text:name="Linux_Device_Driver_Tutorial_Programming"/><text:soft-page-break/><text:span text:style-name="T14">Linux Device Driver Tutorial Programming</text:span></text:h>
      <text:h text:style-name="P51" text:outline-level="1"><text:bookmark text:name="Introduction"/>Introduction</text:h>
      <text:p text:style-name="P7">We already know that in Linux everything is a File. So in this tutorial we are going to develop two applications.</text:p>
      <text:list xml:id="list8919083475802803555" text:style-name="L5">
        <text:list-item>
          <text:p text:style-name="P31">User Space application (User program)</text:p>
        </text:list-item>
        <text:list-item>
          <text:p text:style-name="P15">Kernel Space program (Driver)</text:p>
        </text:list-item>
      </text:list>
      <text:p text:style-name="P7">User Program will communicate with the kernel space program using device file. Lets Start.</text:p>
      <text:h text:style-name="P48" text:outline-level="1"><text:bookmark text:name="Kernel_Space_Program_Device_Driver"/>Kernel Space Program (Device Driver)</text:h>
      <text:p text:style-name="P7"> We already know about major, minor number, device file and file operations of device driver. If you don’t know please visit our previous tutorials. Now we are going to discuss more about file operations in device driver. Basically there are four functions in device driver.</text:p>
      <text:list xml:id="list1162360171891706185" text:style-name="L6">
        <text:list-item>
          <text:p text:style-name="P32">Open driver</text:p>
        </text:list-item>
        <text:list-item>
          <text:p text:style-name="P32">Write Driver</text:p>
        </text:list-item>
        <text:list-item>
          <text:p text:style-name="P32">Read Driver</text:p>
        </text:list-item>
        <text:list-item>
          <text:p text:style-name="P16">Close Driver</text:p>
        </text:list-item>
      </text:list>
      <text:p text:style-name="P7">Now we will see one by one of this functions. Before that i will explain the concept of this driver.</text:p>
      <text:h text:style-name="P45" text:outline-level="2"><text:bookmark text:name="Concept"/>Concept</text:h>
      <text:p text:style-name="P18">Using this driver we can send string or data to the kernel device driver using write function. It will store those string in kernel space. Then when i read the device file, it will send the data which is written by write by function.</text:p>
      <text:h text:style-name="P43" text:outline-level="2"><text:bookmark text:name="Functions_used_in_this_driver"/>Functions used in this driver</text:h>
      <text:list xml:id="list619171251511745" text:style-name="L7">
        <text:list-item>
          <text:p text:style-name="P33">kmalloc()</text:p>
        </text:list-item>
        <text:list-item>
          <text:p text:style-name="P33">kfree()</text:p>
        </text:list-item>
        <text:list-item>
          <text:p text:style-name="P33">copy_from_user()</text:p>
        </text:list-item>
        <text:list-item>
          <text:p text:style-name="P17">copy_to_user()</text:p>
        </text:list-item>
      </text:list>
      <text:h text:style-name="P55" text:outline-level="3"><text:bookmark text:name="kmalloc"/>kmalloc()</text:h>
      <text:p text:style-name="P7">We will see the memory allocation methods available in kernel, in future tutorial. But now we will use only <text:span text:style-name="Source_20_Text">kmalloc</text:span> in this tutorial.</text:p>
      <text:p text:style-name="P7">kmalloc function is used to allocate the memory in kernel space. This is like a malloc() function in user space. The function is fast (unless it blocks) and doesn’t clear the memory it obtains. The allocated region still holds its previous content. The allocated region is also contiguous in physical memory.</text:p>
      <text:p text:style-name="P26"><text:span text:style-name="Source_20_Text">#include &lt;linux/slab.h&gt;</text:span></text:p>
      <text:p text:style-name="P7"><text:span text:style-name="Source_20_Text">void *kmalloc(size_t size, gfp_t flags);</text:span></text:p>
      <text:h text:style-name="P55" text:outline-level="3"><text:bookmark text:name="kfree"/><text:soft-page-break/>kfree()</text:h>
      <text:p text:style-name="Text_20_body">This is like a free() function in user space. This is used to free the previously allocated memory.</text:p>
      <text:p text:style-name="Text_20_body"><text:span text:style-name="Source_20_Text">void kfree(const void *objp)</text:span></text:p>
      <text:p text:style-name="Text_20_body"><text:span text:style-name="Strong_20_Emphasis">Arguments</text:span></text:p>
      <text:p text:style-name="Text_20_body"><text:span text:style-name="Source_20_Text">*objp</text:span> – pointer returned by kmalloc</text:p>
      <text:h text:style-name="P56" text:outline-level="3"><text:bookmark text:name="copy_from_user"/>copy_from_user()</text:h>
      <text:p text:style-name="Text_20_body">This function is used to Copy a block of data from user space (Copy data from user space to kernel space).</text:p>
      <text:p text:style-name="Text_20_body"><text:span text:style-name="Source_20_Text">unsigned long copy_from_user(void *to, const void __user *from, unsigned long n);</text:span></text:p>
      <text:p text:style-name="Text_20_body"><text:span text:style-name="Strong_20_Emphasis">Arguments</text:span></text:p>
      <text:p text:style-name="Text_20_body"><text:span text:style-name="Source_20_Text">to</text:span> – Destination address, in kernel space</text:p>
      <text:p text:style-name="Text_20_body"><text:span text:style-name="Source_20_Text">from</text:span> – Source address in user space</text:p>
      <text:p text:style-name="Text_20_body"><text:span text:style-name="Source_20_Text">n</text:span> – Number of bytes to copy</text:p>
      <text:p text:style-name="P26">Returns number of bytes that could not be copied. On success, this will be zero.</text:p>
      <text:h text:style-name="Heading_20_3" text:outline-level="3"><text:bookmark text:name="copy_to_user"/>copy_to_user()</text:h>
      <text:p text:style-name="Text_20_body">This function is used to Copy a block of data into user space (Copy data from kernel space to user space).</text:p>
      <text:p text:style-name="Text_20_body"><text:span text:style-name="Source_20_Text">unsigned long copy_to_user(const void __user *to, const void *from, unsigned long n);</text:span></text:p>
      <text:p text:style-name="Text_20_body"><text:span text:style-name="Strong_20_Emphasis">Arguments</text:span></text:p>
      <text:p text:style-name="Text_20_body"><text:span text:style-name="Source_20_Text">to</text:span> – Destination address, in user space</text:p>
      <text:p text:style-name="Text_20_body"><text:span text:style-name="Source_20_Text">from</text:span> – Source address in kernel space</text:p>
      <text:p text:style-name="Text_20_body"><text:span text:style-name="Source_20_Text">n</text:span> – Number of bytes to copy</text:p>
      <text:p text:style-name="Text_20_body">Returns number of bytes that could not be copied. On success, this will be zero.</text:p>
      <text:p text:style-name="P6"><text:span text:style-name="T14">#include &lt;linux/kernel.h&gt;</text:span></text:p>
      <text:p text:style-name="P6">#include &lt;linux/init.h&gt;</text:p>
      <text:p text:style-name="P6">#include &lt;linux/module.h&gt;</text:p>
      <text:p text:style-name="P6">#include &lt;linux/kdev_t.h&gt;</text:p>
      <text:p text:style-name="P6">#include &lt;linux/fs.h&gt;</text:p>
      <text:p text:style-name="P6">#include &lt;linux/cdev.h&gt;</text:p>
      <text:p text:style-name="P6">#include &lt;linux/device.h&gt;</text:p>
      <text:p text:style-name="P6">#include&lt;linux/slab.h&gt;<text:tab/> //kmalloc()</text:p>
      <text:p text:style-name="P6">#include&lt;linux/uaccess.h&gt; <text:tab/>//copy_to/from_user()</text:p>
      <text:p text:style-name="P6">#define mem_size <text:tab/>1024</text:p>
      <text:p text:style-name="P6"> </text:p>
      <text:p text:style-name="P6"><text:soft-page-break/>dev_t dev = 0;</text:p>
      <text:p text:style-name="P6">static struct class *dev_class;</text:p>
      <text:p text:style-name="P6">static struct cdev etx_cdev;</text:p>
      <text:p text:style-name="P6">uint8_t *kernel_buffer;</text:p>
      <text:p text:style-name="P6"/>
      <text:p text:style-name="P6">static int __init etx_driver_init(void);</text:p>
      <text:p text:style-name="P6">static void __exit etx_driver_exit(void);</text:p>
      <text:p text:style-name="P6">static int etx_open(struct inode *inode, struct file *file);</text:p>
      <text:p text:style-name="P6">static int etx_release(struct inode *inode, struct file *file);</text:p>
      <text:p text:style-name="P6">static ssize_t etx_read(struct file *filp, char __user *buf, size_t len,loff_t * off);</text:p>
      <text:p text:style-name="P6">static ssize_t etx_write(struct file *filp, const char *buf, size_t len, loff_t * off);</text:p>
      <text:p text:style-name="P6"/>
      <text:p text:style-name="P6">static struct file_operations fops =</text:p>
      <text:p text:style-name="P6">{</text:p>
      <text:p text:style-name="P6"><text:tab/>.owner = THIS_MODULE,</text:p>
      <text:p text:style-name="P6"><text:tab/>.read = etx_read,</text:p>
      <text:p text:style-name="P6"><text:tab/>.write <text:span text:style-name="T17">=</text:span> etx_write,</text:p>
      <text:p text:style-name="P6"><text:tab/>.open = etx_open,</text:p>
      <text:p text:style-name="P6"><text:tab/>.release= etx_release,</text:p>
      <text:p text:style-name="P6">};</text:p>
      <text:p text:style-name="P6"/>
      <text:p text:style-name="P6">static int etx_open(struct inode *inode, struct file *file)</text:p>
      <text:p text:style-name="P6">{</text:p>
      <text:p text:style-name="P6"><text:tab/>/*Creating Physical memory*/</text:p>
      <text:p text:style-name="P6"><text:tab/>if((kernel_buffer = kmalloc(mem_size , GFP_KERNEL)) == 0){</text:p>
      <text:p text:style-name="P6"><text:tab/>printk(KERN_INFO "Cannot allocate memory in kernel\n");</text:p>
      <text:p text:style-name="P6"><text:tab/>return -1;</text:p>
      <text:p text:style-name="P6">}</text:p>
      <text:p text:style-name="P6">printk(KERN_INFO "Device File Opened...!!!\n");</text:p>
      <text:p text:style-name="P6">return 0;</text:p>
      <text:p text:style-name="P6">}</text:p>
      <text:p text:style-name="P6"/>
      <text:p text:style-name="P6">static int etx_release(struct inode *inode, struct file *file)</text:p>
      <text:p text:style-name="P6">{</text:p>
      <text:p text:style-name="P6"><text:tab/>kfree(kernel_buffer);</text:p>
      <text:p text:style-name="P6"><text:tab/>printk(KERN_INFO "Device File Closed...!!!\n");</text:p>
      <text:p text:style-name="P6"><text:tab/>return 0;</text:p>
      <text:p text:style-name="P6">}</text:p>
      <text:p text:style-name="P6"/>
      <text:p text:style-name="P6">static ssize_t etx_read(struct file *filp, char __user *buf, size_t len, loff_t *off)</text:p>
      <text:p text:style-name="P6">{</text:p>
      <text:p text:style-name="P6"><text:tab/>copy_to_user(buf, kernel_buffer, mem_size);</text:p>
      <text:p text:style-name="P6"><text:tab/>printk(KERN_INFO "Data Read : Done!\n");</text:p>
      <text:p text:style-name="P6"><text:tab/>return mem_size;</text:p>
      <text:p text:style-name="P6">}</text:p>
      <text:p text:style-name="P6">static ssize_t etx_write(struct file *filp, const char __user *buf, size_t len, loff_t *off)</text:p>
      <text:p text:style-name="P6">{</text:p>
      <text:p text:style-name="P6"><text:tab/>copy_from_user(kernel_buffer, buf, len);</text:p>
      <text:p text:style-name="P6"><text:tab/>printk(KERN_INFO "Data Write : Done!\n");</text:p>
      <text:p text:style-name="P6"><text:tab/>return len;</text:p>
      <text:p text:style-name="P6">}</text:p>
      <text:p text:style-name="P6"/>
      <text:p text:style-name="P6"><text:soft-page-break/>static int __init etx_driver_init(void)</text:p>
      <text:p text:style-name="P6">{</text:p>
      <text:p text:style-name="P6"><text:tab/>/*Allocating Major number*/</text:p>
      <text:p text:style-name="P6"><text:tab/>if((alloc_chrdev_region(&amp;dev, 0, 1, "etx_Dev")) &lt;0){</text:p>
      <text:p text:style-name="P6"><text:tab/>printk(KERN_INFO "Cannot allocate major number\n");</text:p>
      <text:p text:style-name="P6"><text:tab/>return -1;</text:p>
      <text:p text:style-name="P6"><text:tab/>}</text:p>
      <text:p text:style-name="P6"><text:tab/>printk(KERN_INFO "Major = %d Minor = %d \n",MAJOR(dev), MINOR(dev));</text:p>
      <text:p text:style-name="P6"/>
      <text:p text:style-name="P6"><text:tab/>/*Creating cdev structure*/</text:p>
      <text:p text:style-name="P6"><text:tab/>cdev_init(&amp;etx_cdev,&amp;fops);</text:p>
      <text:p text:style-name="P6"><text:tab/>etx_cdev.owner = THIS_MODULE;</text:p>
      <text:p text:style-name="P6"><text:span text:style-name="T17"><text:tab/>e</text:span>tx_cdev.ops = &amp;fops;</text:p>
      <text:p text:style-name="P6"/>
      <text:p text:style-name="P6"><text:tab/>/*Adding character device to the system*/</text:p>
      <text:p text:style-name="P6"><text:tab/>if((cdev_add(&amp;etx_cdev,dev,1)) &lt; 0){</text:p>
      <text:p text:style-name="P6"><text:tab/>printk(KERN_INFO "Cannot add the device to the system\n");</text:p>
      <text:p text:style-name="P6"><text:tab/>goto r_class;</text:p>
      <text:p text:style-name="P6"><text:tab/>}</text:p>
      <text:p text:style-name="P6"/>
      <text:p text:style-name="P6"><text:tab/>/*Creating struct class*/</text:p>
      <text:p text:style-name="P6"><text:tab/>if((dev_class = class_create(THIS_MODULE,"etx_class")) == NULL){</text:p>
      <text:p text:style-name="P6"><text:tab/>printk(KERN_INFO "Cannot create the struct class\n");</text:p>
      <text:p text:style-name="P6"><text:tab/>goto r_class;</text:p>
      <text:p text:style-name="P6"><text:tab/>}</text:p>
      <text:p text:style-name="P6">/*Creating device*/</text:p>
      <text:p text:style-name="P6"><text:tab/>if((device_create(dev_class,NULL,dev,NULL,"etx_device")) == NULL){</text:p>
      <text:p text:style-name="P6"><text:tab/>printk(KERN_INFO "Cannot create the Device 1\n");</text:p>
      <text:p text:style-name="P6"><text:tab/>goto r_device;</text:p>
      <text:p text:style-name="P6">}</text:p>
      <text:p text:style-name="P6">printk(KERN_INFO "Device Driver Insert...Done!!!\n");</text:p>
      <text:p text:style-name="P6">return 0;</text:p>
      <text:p text:style-name="P6">r_device:</text:p>
      <text:p text:style-name="P6"><text:tab/>class_destroy(dev_class);</text:p>
      <text:p text:style-name="P6">r_class:</text:p>
      <text:p text:style-name="P6"><text:tab/>unregister_chrdev_region(dev,1);</text:p>
      <text:p text:style-name="P6">return -1;</text:p>
      <text:p text:style-name="P6">}</text:p>
      <text:p text:style-name="P6">void __exit etx_driver_exit(void)</text:p>
      <text:p text:style-name="P6">{</text:p>
      <text:p text:style-name="P6"><text:tab/>device_destroy(dev_class,dev);</text:p>
      <text:p text:style-name="P6"><text:tab/>class_destroy(dev_class);</text:p>
      <text:p text:style-name="P6"><text:tab/>cdev_del(&amp;etx_cdev);</text:p>
      <text:p text:style-name="P6"><text:tab/>unregister_chrdev_region(dev, 1);</text:p>
      <text:p text:style-name="P6"><text:tab/>printk(KERN_INFO "Device Driver Remove...Done!!!\n");</text:p>
      <text:p text:style-name="P6">}</text:p>
      <text:p text:style-name="P6">module_init(etx_driver_init);</text:p>
      <text:p text:style-name="P6">module_exit(etx_driver_exit);</text:p>
      <text:p text:style-name="P6">MODULE_LICENSE("GPL");</text:p>
      <text:p text:style-name="P6">MODULE_AUTHOR("EmbeTronicX &lt;embetronicx@gmail.com or <text:a xlink:type="simple" xlink:href="mailto:admin@embetronicx.com" text:style-name="Internet_20_link" text:visited-style-name="Visited_20_Internet_20_Link">admin@embetronicx.com</text:a>&gt;");</text:p>
      <text:p text:style-name="P6">MODULE_DESCRIPTION("A simple device driver");</text:p>
      <text:p text:style-name="P6">MODULE_VERSION("1.4")</text:p>
      <text:p text:style-name="P6"><text:soft-page-break/></text:p>
      <text:h text:style-name="P52" text:outline-level="1"><text:bookmark text:name="User_Space_Application"/>User Space Application</text:h>
      <text:p text:style-name="P6">#include &lt;stdio.h&gt;</text:p>
      <text:section text:style-name="Sect1" text:name="crayon-5ab33097415c7964503215-2">
        <text:p text:style-name="Standard">#include &lt;stdlib.h&gt;</text:p>
      </text:section>
      <text:section text:style-name="Sect1" text:name="crayon-5ab33097415c7964503215-3">
        <text:p text:style-name="Standard">#include &lt;string.h&gt;</text:p>
      </text:section>
      <text:section text:style-name="Sect1" text:name="crayon-5ab33097415c7964503215-4">
        <text:p text:style-name="Standard">#include &lt;sys/types.h&gt;</text:p>
      </text:section>
      <text:section text:style-name="Sect1" text:name="crayon-5ab33097415c7964503215-5">
        <text:p text:style-name="Standard">#include &lt;sys/stat.h&gt;</text:p>
      </text:section>
      <text:section text:style-name="Sect1" text:name="crayon-5ab33097415c7964503215-6">
        <text:p text:style-name="Standard">#include &lt;fcntl.h&gt;</text:p>
      </text:section>
      <text:section text:style-name="Sect1" text:name="crayon-5ab33097415c7964503215-7">
        <text:p text:style-name="Standard">#include &lt;unistd.h&gt;</text:p>
      </text:section>
      <text:section text:style-name="Sect1" text:name="crayon-5ab33097415c7964503215-8">
        <text:p text:style-name="Standard"> </text:p>
      </text:section>
      <text:section text:style-name="Sect1" text:name="crayon-5ab33097415c7964503215-9">
        <text:p text:style-name="Standard">int8_t write_buf[1024];</text:p>
      </text:section>
      <text:section text:style-name="Sect1" text:name="crayon-5ab33097415c7964503215-10">
        <text:p text:style-name="Standard">int8_t read_buf[1024];</text:p>
      </text:section>
      <text:section text:style-name="Sect1" text:name="crayon-5ab33097415c7964503215-11">
        <text:p text:style-name="Standard">int main()</text:p>
      </text:section>
      <text:section text:style-name="Sect1" text:name="crayon-5ab33097415c7964503215-12">
        <text:p text:style-name="Standard">{</text:p>
      </text:section>
      <text:section text:style-name="Sect1" text:name="crayon-5ab33097415c7964503215-13">
        <text:p text:style-name="Standard">        int fd;</text:p>
      </text:section>
      <text:section text:style-name="Sect1" text:name="crayon-5ab33097415c7964503215-14">
        <text:p text:style-name="Standard">        char option;</text:p>
      </text:section>
      <text:section text:style-name="Sect1" text:name="crayon-5ab33097415c7964503215-15">
        <text:p text:style-name="Standard">        printf("*********************************\n");</text:p>
      </text:section>
      <text:section text:style-name="Sect1" text:name="crayon-5ab33097415c7964503215-16">
        <text:p text:style-name="Standard">        printf("*******WWW.EmbeTronicX.com*******\n");</text:p>
      </text:section>
      <text:section text:style-name="Sect1" text:name="crayon-5ab33097415c7964503215-17">
        <text:p text:style-name="Standard"> </text:p>
      </text:section>
      <text:section text:style-name="Sect1" text:name="crayon-5ab33097415c7964503215-18">
        <text:p text:style-name="Standard">        fd = open("/dev/etx_device", O_RDWR);</text:p>
      </text:section>
      <text:section text:style-name="Sect1" text:name="crayon-5ab33097415c7964503215-19">
        <text:p text:style-name="Standard">        if(fd &lt; 0) {</text:p>
      </text:section>
      <text:section text:style-name="Sect1" text:name="crayon-5ab33097415c7964503215-20">
        <text:p text:style-name="Standard">                printf("Cannot open device file...\n");</text:p>
      </text:section>
      <text:section text:style-name="Sect1" text:name="crayon-5ab33097415c7964503215-21">
        <text:p text:style-name="Standard">                return 0;</text:p>
      </text:section>
      <text:section text:style-name="Sect1" text:name="crayon-5ab33097415c7964503215-22">
        <text:p text:style-name="Standard">        }</text:p>
      </text:section>
      <text:section text:style-name="Sect1" text:name="crayon-5ab33097415c7964503215-23">
        <text:p text:style-name="Standard"> </text:p>
      </text:section>
      <text:section text:style-name="Sect1" text:name="crayon-5ab33097415c7964503215-24">
        <text:p text:style-name="Standard">        while(1) {</text:p>
      </text:section>
      <text:section text:style-name="Sect1" text:name="crayon-5ab33097415c7964503215-25">
        <text:p text:style-name="Standard">                printf("****Please Enter the Option******\n");</text:p>
      </text:section>
      <text:section text:style-name="Sect1" text:name="crayon-5ab33097415c7964503215-26">
        <text:p text:style-name="Standard">                printf("        1. Write               \n");</text:p>
      </text:section>
      <text:section text:style-name="Sect1" text:name="crayon-5ab33097415c7964503215-27">
        <text:p text:style-name="Standard">                printf("        2. Read                 \n");</text:p>
      </text:section>
      <text:section text:style-name="Sect1" text:name="crayon-5ab33097415c7964503215-28">
        <text:p text:style-name="Standard">                printf("        3. Exit                 \n");</text:p>
      </text:section>
      <text:section text:style-name="Sect1" text:name="crayon-5ab33097415c7964503215-29">
        <text:p text:style-name="Standard">                printf("*********************************\n");</text:p>
      </text:section>
      <text:section text:style-name="Sect1" text:name="crayon-5ab33097415c7964503215-30">
        <text:p text:style-name="Standard">                scanf(" %c", &amp;option);</text:p>
      </text:section>
      <text:section text:style-name="Sect1" text:name="crayon-5ab33097415c7964503215-31">
        <text:p text:style-name="Standard">                printf("Your Option = %c\n", option);</text:p>
      </text:section>
      <text:section text:style-name="Sect1" text:name="crayon-5ab33097415c7964503215-32">
        <text:p text:style-name="Standard">                </text:p>
      </text:section>
      <text:section text:style-name="Sect1" text:name="crayon-5ab33097415c7964503215-33">
        <text:p text:style-name="Standard">                switch(option) {</text:p>
      </text:section>
      <text:section text:style-name="Sect1" text:name="crayon-5ab33097415c7964503215-34">
        <text:p text:style-name="Standard">                        case '1':</text:p>
      </text:section>
      <text:section text:style-name="Sect1" text:name="crayon-5ab33097415c7964503215-35">
        <text:p text:style-name="Standard">                                printf("Enter the string to write into driver :");</text:p>
      </text:section>
      <text:section text:style-name="Sect1" text:name="crayon-5ab33097415c7964503215-36">
        <text:p text:style-name="Standard">                                scanf("  %[^\t\n]s", write_buf);</text:p>
      </text:section>
      <text:section text:style-name="Sect1" text:name="crayon-5ab33097415c7964503215-37">
        <text:p text:style-name="Standard">                                printf("Data Writing ...");</text:p>
      </text:section>
      <text:section text:style-name="Sect1" text:name="crayon-5ab33097415c7964503215-38">
        <text:p text:style-name="Standard">                                write(fd, write_buf, strlen(write_buf)+1);</text:p>
      </text:section>
      <text:section text:style-name="Sect1" text:name="crayon-5ab33097415c7964503215-39">
        <text:p text:style-name="Standard">                                printf("Done!\n");</text:p>
      </text:section>
      <text:section text:style-name="Sect1" text:name="crayon-5ab33097415c7964503215-40">
        <text:p text:style-name="Standard">                                break;</text:p>
      </text:section>
      <text:section text:style-name="Sect1" text:name="crayon-5ab33097415c7964503215-41">
        <text:p text:style-name="Standard">                        case '2':</text:p>
      </text:section>
      <text:section text:style-name="Sect1" text:name="crayon-5ab33097415c7964503215-42">
        <text:p text:style-name="Standard">                                printf("Data Reading ...");</text:p>
      </text:section>
      <text:section text:style-name="Sect1" text:name="crayon-5ab33097415c7964503215-43">
        <text:p text:style-name="Standard">                                read(fd, read_buf, 1024);</text:p>
      </text:section>
      <text:section text:style-name="Sect1" text:name="crayon-5ab33097415c7964503215-44">
        <text:p text:style-name="Standard">                                printf("Done!\n\n");</text:p>
      </text:section>
      <text:section text:style-name="Sect1" text:name="crayon-5ab33097415c7964503215-45">
        <text:p text:style-name="Standard">                                printf("Data = %s\n\n", read_buf);</text:p>
      </text:section>
      <text:section text:style-name="Sect1" text:name="crayon-5ab33097415c7964503215-46">
        <text:p text:style-name="Standard">                                break;</text:p>
      </text:section>
      <text:section text:style-name="Sect1" text:name="crayon-5ab33097415c7964503215-47">
        <text:p text:style-name="Standard">                        case '3':</text:p>
      </text:section>
      <text:section text:style-name="Sect1" text:name="crayon-5ab33097415c7964503215-48">
        <text:p text:style-name="Standard">                                close(fd);</text:p>
      </text:section>
      <text:section text:style-name="Sect1" text:name="crayon-5ab33097415c7964503215-49">
        <text:p text:style-name="Standard"><text:soft-page-break/>                                exit(1);</text:p>
      </text:section>
      <text:section text:style-name="Sect1" text:name="crayon-5ab33097415c7964503215-50">
        <text:p text:style-name="Standard">                                break;</text:p>
      </text:section>
      <text:section text:style-name="Sect1" text:name="crayon-5ab33097415c7964503215-51">
        <text:p text:style-name="Standard">                        default:</text:p>
      </text:section>
      <text:section text:style-name="Sect1" text:name="crayon-5ab33097415c7964503215-52">
        <text:p text:style-name="Standard">                                printf("Enter Valid option = %c\n",option);</text:p>
      </text:section>
      <text:section text:style-name="Sect1" text:name="crayon-5ab33097415c7964503215-53">
        <text:p text:style-name="Standard">                                break;</text:p>
      </text:section>
      <text:section text:style-name="Sect1" text:name="crayon-5ab33097415c7964503215-54">
        <text:p text:style-name="Standard">                }</text:p>
      </text:section>
      <text:section text:style-name="Sect1" text:name="crayon-5ab33097415c7964503215-55">
        <text:p text:style-name="Standard">        }</text:p>
      </text:section>
      <text:section text:style-name="Sect1" text:name="crayon-5ab33097415c7964503215-56">
        <text:p text:style-name="Standard">        close(fd);</text:p>
      </text:section>
      <text:section text:style-name="Sect1" text:name="crayon-5ab33097415c7964503215-57">
        <text:p text:style-name="Standard">}</text:p>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4:13:27.556372513</meta:creation-date>
    <dc:date>2018-03-22T12:07:02.788653870</dc:date>
    <meta:editing-duration>PT1H2M22S</meta:editing-duration>
    <meta:editing-cycles>9</meta:editing-cycles>
    <meta:generator>LibreOffice/5.1.4.2$Linux_X86_64 LibreOffice_project/10m0$Build-2</meta:generator>
    <meta:document-statistic meta:table-count="0" meta:image-count="0" meta:object-count="1" meta:page-count="17" meta:paragraph-count="551" meta:word-count="3357" meta:character-count="25080" meta:non-whitespace-character-count="20664"/>
  </office:meta>
</office:document-meta>
</file>